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424cm"/>
    </style:style>
    <style:style style:name="co2" style:family="table-column">
      <style:table-column-properties fo:break-before="auto" style:column-width="12.063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5.119cm"/>
    </style:style>
    <style:style style:name="co5" style:family="table-column">
      <style:table-column-properties fo:break-before="auto" style:column-width="3.567cm"/>
    </style:style>
    <style:style style:name="co6" style:family="table-column">
      <style:table-column-properties fo:break-before="auto" style:column-width="3.948cm"/>
    </style:style>
    <style:style style:name="co7" style:family="table-column">
      <style:table-column-properties fo:break-before="auto" style:column-width="3.35cm"/>
    </style:style>
    <style:style style:name="co8" style:family="table-column">
      <style:table-column-properties fo:break-before="auto" style:column-width="4.002cm"/>
    </style:style>
    <style:style style:name="co9" style:family="table-column">
      <style:table-column-properties fo:break-before="auto" style:column-width="2.914cm"/>
    </style:style>
    <style:style style:name="co10" style:family="table-column">
      <style:table-column-properties fo:break-before="auto" style:column-width="4.112cm"/>
    </style:style>
    <style:style style:name="co11" style:family="table-column">
      <style:table-column-properties fo:break-before="auto" style:column-width="3.295cm"/>
    </style:style>
    <style:style style:name="co12" style:family="table-column">
      <style:table-column-properties fo:break-before="auto" style:column-width="1.773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949cm"/>
    </style:style>
    <style:style style:name="co15" style:family="table-column">
      <style:table-column-properties fo:break-before="auto" style:column-width="9.267cm"/>
    </style:style>
    <style:style style:name="co16" style:family="table-column">
      <style:table-column-properties fo:break-before="auto" style:column-width="2.459cm"/>
    </style:style>
    <style:style style:name="co17" style:family="table-column">
      <style:table-column-properties fo:break-before="auto" style:column-width="2.595cm"/>
    </style:style>
    <style:style style:name="co18" style:family="table-column">
      <style:table-column-properties fo:break-before="auto" style:column-width="2.434cm"/>
    </style:style>
    <style:style style:name="co19" style:family="table-column">
      <style:table-column-properties fo:break-before="auto" style:column-width="2.893cm"/>
    </style:style>
    <style:style style:name="co20" style:family="table-column">
      <style:table-column-properties fo:break-before="auto" style:column-width="2.485cm"/>
    </style:style>
    <style:style style:name="co21" style:family="table-column">
      <style:table-column-properties fo:break-before="auto" style:column-width="2.759cm"/>
    </style:style>
    <style:style style:name="co22" style:family="table-column">
      <style:table-column-properties fo:break-before="auto" style:column-width="1.697cm"/>
    </style:style>
    <style:style style:name="co23" style:family="table-column">
      <style:table-column-properties fo:break-before="auto" style:column-width="1.804cm"/>
    </style:style>
    <style:style style:name="co24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5.36cm"/>
    </style:style>
    <style:style style:name="co26" style:family="table-column">
      <style:table-column-properties fo:break-before="auto" style:column-width="4.27cm"/>
    </style:style>
    <style:style style:name="co27" style:family="table-column">
      <style:table-column-properties fo:break-before="auto" style:column-width="14.963cm"/>
    </style:style>
    <style:style style:name="co28" style:family="table-column">
      <style:table-column-properties fo:break-before="auto" style:column-width="6.708cm"/>
    </style:style>
    <style:style style:name="co29" style:family="table-column">
      <style:table-column-properties fo:break-before="auto" style:column-width="9.687cm"/>
    </style:style>
    <style:style style:name="co30" style:family="table-column">
      <style:table-column-properties fo:break-before="auto" style:column-width="4.699cm"/>
    </style:style>
    <style:style style:name="co31" style:family="table-column">
      <style:table-column-properties fo:break-before="auto" style:column-width="1.91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padding="0.071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ext-properties style:font-name="Liberation Sans" style:font-name-asian="DejaVu Sans" style:font-name-complex="FreeSans"/>
    </style:style>
    <style:style style:name="ce12" style:family="table-cell" style:parent-style-name="Default">
      <style:table-cell-properties fo:wrap-option="wrap"/>
      <style:text-properties fo:color="#336699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binlist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Default"/>
        <table:table-column table:style-name="co12" table:number-columns-repeated="53" table:default-cell-style-name="Default"/>
        <table:table-row table:style-name="ro1">
          <table:table-cell table:style-name="Default" office:value-type="string" calcext:value-type="string">
            <text:p>banka_kodu</text:p>
          </table:table-cell>
          <table:table-cell table:style-name="Default" office:value-type="string" calcext:value-type="string">
            <text:p>banka_adi</text:p>
          </table:table-cell>
          <table:table-cell table:style-name="Default" office:value-type="string" calcext:value-type="string">
            <text:p>bin_code</text:p>
          </table:table-cell>
          <table:table-cell table:style-name="Default" office:value-type="string" calcext:value-type="string">
            <text:p>card_type</text:p>
          </table:table-cell>
          <table:table-cell table:style-name="Default" office:value-type="string" calcext:value-type="string">
            <text:p>sinif</text:p>
          </table:table-cell>
          <table:table-cell table:style-name="Default" office:value-type="string" calcext:value-type="string">
            <text:p>marka</text:p>
          </table:table-cell>
          <table:table-cell table:style-name="Default" office:value-type="string" calcext:value-type="string">
            <text:p>sub_type</text:p>
          </table:table-cell>
          <table:table-cell office:value-type="string" calcext:value-type="string">
            <text:p>taksit</text:p>
          </table:table-cell>
          <table:table-cell table:style-name="Default" office:value-type="string" calcext:value-type="string">
            <text:p>odul</text:p>
          </table:table-cell>
          <table:table-cell table:style-name="Default" office:value-type="string" calcext:value-type="string">
            <text:p>ticari</text:p>
          </table:table-cell>
          <table:table-cell office:value-type="string" calcext:value-type="string">
            <text:p>yapıkredi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43956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43956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4785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4785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4785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5313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53561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5388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54241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5599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65045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97923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97924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97925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string" calcext:value-type="string">
            <text:p>4609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string" calcext:value-type="string">
            <text:p>4609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string" calcext:value-type="string">
            <text:p>4609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string" calcext:value-type="string">
            <text:p>52979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string" calcext:value-type="string">
            <text:p>53138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string" calcext:value-type="string">
            <text:p>5359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string" calcext:value-type="string">
            <text:p>53937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string" calcext:value-type="string">
            <text:p>5487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43491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4349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53320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5366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5376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67120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90002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97924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97925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97925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97927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97927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İNİNAL ÖDEME VE ELEKTRONİK PARA HİZ. A.Ş</text:p>
          </table:table-cell>
          <table:table-cell office:value-type="string" calcext:value-type="string">
            <text:p>43974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İNİNAL ÖDEME VE ELEKTRONİK PARA HİZ. A.Ş</text:p>
          </table:table-cell>
          <table:table-cell office:value-type="string" calcext:value-type="string">
            <text:p>46096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İNİNAL ÖDEME VE ELEKTRONİK PARA HİZ. A.Ş</text:p>
          </table:table-cell>
          <table:table-cell office:value-type="string" calcext:value-type="string">
            <text:p>46336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İNİNAL ÖDEME VE ELEKTRONİK PARA HİZ. A.Ş</text:p>
          </table:table-cell>
          <table:table-cell office:value-type="string" calcext:value-type="string">
            <text:p>4739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İNİNAL ÖDEME VE ELEKTRONİK PARA HİZ. A.Ş</text:p>
          </table:table-cell>
          <table:table-cell office:value-type="string" calcext:value-type="string">
            <text:p>4785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İNİNAL ÖDEME VE ELEKTRONİK PARA HİZ. A.Ş</text:p>
          </table:table-cell>
          <table:table-cell office:value-type="string" calcext:value-type="string">
            <text:p>97926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TURKCELL ÖDEME VE ELEKT. PARA HİZ. A.Ş.</text:p>
          </table:table-cell>
          <table:table-cell office:value-type="string" calcext:value-type="string">
            <text:p>43472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TURKCELL ÖDEME VE ELEKT. PARA HİZ. A.Ş.</text:p>
          </table:table-cell>
          <table:table-cell office:value-type="string" calcext:value-type="string">
            <text:p>4716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TURKCELL ÖDEME VE ELEKT. PARA HİZ. A.Ş.</text:p>
          </table:table-cell>
          <table:table-cell office:value-type="string" calcext:value-type="string">
            <text:p>5354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PALADYUM ELEKT. PARA VE ÖDEME HİZM. A.Ş.</text:p>
          </table:table-cell>
          <table:table-cell office:value-type="string" calcext:value-type="string">
            <text:p>4396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PALADYUM ELEKT. PARA VE ÖDEME HİZM. A.Ş.</text:p>
          </table:table-cell>
          <table:table-cell office:value-type="string" calcext:value-type="string">
            <text:p>4397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PALADYUM ELEKT. PARA VE ÖDEME HİZM. A.Ş.</text:p>
          </table:table-cell>
          <table:table-cell office:value-type="string" calcext:value-type="string">
            <text:p>97926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045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078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1322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345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3452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3956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4467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4467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4467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4750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546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546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546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6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546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609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698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6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7661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8246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871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871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6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8714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871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1188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124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1366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1693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235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253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2768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2773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282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309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3110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331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3498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357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374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401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8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401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8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4237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429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4695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4728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9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494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65008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65026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65027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65027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67612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6761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90002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97921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97928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11301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010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155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155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1660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2103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234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4750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514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5694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11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662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1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785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1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920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1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920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1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988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11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9982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1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100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1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2137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1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2628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1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2629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2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2728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12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352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2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365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2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3750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2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404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2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4308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2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5287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12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6390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2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6762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2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90001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3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97921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3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97921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3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97923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3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113015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3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0294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35];[YapıKredi.B$25:.B$99];1;FALSE())" office:value-type="float" office:value="402940" calcext:value-type="float">
            <text:p>40294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090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36];[YapıKredi.B$25:.B$99];1;FALSE())" office:value-type="float" office:value="409084" calcext:value-type="float">
            <text:p>40908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117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37];[YapıKredi.B$25:.B$99];1;FALSE())" office:value-type="float" office:value="411724" calcext:value-type="float">
            <text:p>41172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1194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38];[YapıKredi.B$25:.B$99];1;FALSE())" office:value-type="float" office:value="411943" calcext:value-type="float">
            <text:p>41194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1194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39];[YapıKredi.B$25:.B$99];1;FALSE())" office:value-type="float" office:value="411944" calcext:value-type="float">
            <text:p>41194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1197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40];[YapıKredi.B$25:.B$99];1;FALSE())" office:value-type="float" office:value="411979" calcext:value-type="float">
            <text:p>41197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157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41];[YapıKredi.B$25:.B$99];1;FALSE())" office:value-type="float" office:value="415792" calcext:value-type="float">
            <text:p>41579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2347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4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289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143];[YapıKredi.B$25:.B$99];1;FALSE())" office:value-type="float" office:value="428945" calcext:value-type="float">
            <text:p>42894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3453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4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347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45];[YapıKredi.B$25:.B$99];1;FALSE())" office:value-type="float" office:value="434724" calcext:value-type="float">
            <text:p>43472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426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4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592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147];[YapıKredi.B$25:.B$99];1;FALSE())" office:value-type="float" office:value="459252" calcext:value-type="float">
            <text:p>45925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799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48];[YapıKredi.B$25:.B$99];1;FALSE())" office:value-type="float" office:value="479909" calcext:value-type="float">
            <text:p>47990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8361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4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9100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5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9384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51];[YapıKredi.B$25:.B$99];1;FALSE())" office:value-type="float" office:value="493841" calcext:value-type="float">
            <text:p>49384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938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52];[YapıKredi.B$25:.B$99];1;FALSE())" office:value-type="float" office:value="493846" calcext:value-type="float">
            <text:p>49384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200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53];[YapıKredi.B$25:.B$99];1;FALSE())" office:value-type="float" office:value="520017" calcext:value-type="float">
            <text:p>52001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224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15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313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55];[YapıKredi.B$25:.B$99];1;FALSE())" office:value-type="float" office:value="531369" calcext:value-type="float">
            <text:p>53136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3557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5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357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5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375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5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4004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59];[YapıKredi.B$25:.B$99];1;FALSE())" office:value-type="float" office:value="540045" calcext:value-type="float">
            <text:p>54004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400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60];[YapıKredi.B$25:.B$99];1;FALSE())" office:value-type="float" office:value="540046" calcext:value-type="float">
            <text:p>54004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421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61];[YapıKredi.B$25:.B$99];1;FALSE())" office:value-type="float" office:value="542119" calcext:value-type="float">
            <text:p>54211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4279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62];[YapıKredi.B$25:.B$99];1;FALSE())" office:value-type="float" office:value="542798" calcext:value-type="float">
            <text:p>54279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428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63];[YapıKredi.B$25:.B$99];1;FALSE())" office:value-type="float" office:value="542804" calcext:value-type="float">
            <text:p>54280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4724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164];[YapıKredi.B$25:.B$99];1;FALSE())" office:value-type="float" office:value="547244" calcext:value-type="float">
            <text:p>54724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521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65];[YapıKredi.B$25:.B$99];1;FALSE())" office:value-type="float" office:value="552101" calcext:value-type="float">
            <text:p>55210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545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6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554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6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8931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6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65005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6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65017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70];[YapıKredi.B$25:.B$99];1;FALSE())" office:value-type="float" office:value="650170" calcext:value-type="float">
            <text:p>65017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90002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7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97920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7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97925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7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11303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7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115032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YDC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7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021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7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024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17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024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17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043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7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0435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18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060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18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135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8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1635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8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1656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18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273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18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2770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18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3804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8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398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18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402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8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402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9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402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9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402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19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402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9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402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9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4750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9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5091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9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556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19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5902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19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691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19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7922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20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894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0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894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0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8949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20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9702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0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101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0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101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0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1022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0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127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0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128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0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197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21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243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21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248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1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248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1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253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1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288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1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2892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1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2892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1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308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1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3153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1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3258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2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345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2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352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2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3753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2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4225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2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451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2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451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2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4798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22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4999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2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504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2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5220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3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5309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23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6063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V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3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67640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3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67657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3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90002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3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97922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3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97926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3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132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3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2566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Evet</text:p>
          </table:table-cell>
          <table:table-cell table:formula="of:=VLOOKUP([.C23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320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4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320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4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355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4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355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4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7485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4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748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4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796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4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796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4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9383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4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127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4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166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5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168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5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168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5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2093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5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2180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5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2194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5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243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5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342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5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352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5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354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5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503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6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526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Evet</text:p>
          </table:table-cell>
          <table:table-cell table:formula="of:=VLOOKUP([.C26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5260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Evet</text:p>
          </table:table-cell>
          <table:table-cell table:formula="of:=VLOOKUP([.C26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530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Evet</text:p>
          </table:table-cell>
          <table:table-cell table:formula="of:=VLOOKUP([.C26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571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6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578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6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890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6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90001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6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97920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6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97920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Evet</text:p>
          </table:table-cell>
          <table:table-cell table:formula="of:=VLOOKUP([.C26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97920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7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113059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7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0383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27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0962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7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111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27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111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27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111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27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111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27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111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7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2108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7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2383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28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5906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8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8940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8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9406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28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5168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8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5197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28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52139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28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5254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28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5308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28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54731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B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28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5492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29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54939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9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5897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29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65017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S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9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67683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29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90002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9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97921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9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97926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9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4421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PL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29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442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AXPLTN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29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4423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X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30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4424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AXPLTN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0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4425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XCGR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Evet</text:p>
          </table:table-cell>
          <table:table-cell table:formula="of:=VLOOKUP([.C30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4426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XCGL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Evet</text:p>
          </table:table-cell>
          <table:table-cell table:formula="of:=VLOOKUP([.C30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4427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BNSCMP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0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4428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MEX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0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562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E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/>
          <table:table-cell table:formula="of:=VLOOKUP([.C30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5623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G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/>
          <table:table-cell table:formula="of:=VLOOKUP([.C30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5624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P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/>
          <table:table-cell table:formula="of:=VLOOKUP([.C30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5625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XBE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Evet</text:p>
          </table:table-cell>
          <table:table-cell table:formula="of:=VLOOKUP([.C30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5626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XBG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Evet</text:p>
          </table:table-cell>
          <table:table-cell table:formula="of:=VLOOKUP([.C31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5627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Hayır</text:p>
          </table:table-cell>
          <table:table-cell table:formula="of:=VLOOKUP([.C31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5628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AXGOL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1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5629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AXPLTN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1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5631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B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Hayır</text:p>
          </table:table-cell>
          <table:table-cell table:formula="of:=VLOOKUP([.C31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7137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MSAX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Evet</text:p>
          </table:table-cell>
          <table:table-cell table:formula="of:=VLOOKUP([.C31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714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BNSSANAL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1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7141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BNSSANAL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Hayır</text:p>
          </table:table-cell>
          <table:table-cell table:formula="of:=VLOOKUP([.C31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714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1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7143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Evet</text:p>
          </table:table-cell>
          <table:table-cell table:formula="of:=VLOOKUP([.C31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7596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X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32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7597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MEX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2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7598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MEX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2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7599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MEX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2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833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BNSSANAL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32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9369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HCE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2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937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HCE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2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9371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HCEAMEX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Hayır</text:p>
          </table:table-cell>
          <table:table-cell table:formula="of:=VLOOKUP([.C32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0173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2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032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ANAL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2"/>
          <table:table-cell table:formula="of:=VLOOKUP([.C32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0366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GCG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33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043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33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050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3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0509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3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0666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F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33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0666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F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33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0921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3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1014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3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1383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3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205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3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2688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34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2688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34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268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34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2688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4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273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S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34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273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S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34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2822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LEXI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4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2822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LEXI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4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321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LEXI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4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329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4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329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5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3295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5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329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5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484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GCP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35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622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EKINBN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35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672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/>
          <table:table-cell table:formula="of:=VLOOKUP([.C35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672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5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672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Evet</text:p>
          </table:table-cell>
          <table:table-cell table:formula="of:=VLOOKUP([.C35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7412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S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35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741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/>
          <table:table-cell table:formula="of:=VLOOKUP([.C35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742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GRBN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6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745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36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796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CE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6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7966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CE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6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7966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CEPRC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6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796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PARAC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6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8248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GRBN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6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8249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GRBN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6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824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GRBN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6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870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36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870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37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8945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7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8947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7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901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2"/>
          <table:table-cell table:formula="of:=VLOOKUP([.C37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9218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2"/>
          <table:table-cell table:formula="of:=VLOOKUP([.C37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9218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2"/>
          <table:table-cell table:formula="of:=VLOOKUP([.C37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921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7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938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2"/>
          <table:table-cell table:formula="of:=VLOOKUP([.C37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1491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7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169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GRP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7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1696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8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170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8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170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SNL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8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1704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8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170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8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170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8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00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8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09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8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09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8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098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8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108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9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18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9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18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9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22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9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465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GR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9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69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GENC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9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89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/>
          <table:table-cell table:formula="of:=VLOOKUP([.C39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89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9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31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Evet</text:p>
          </table:table-cell>
          <table:table-cell table:formula="of:=VLOOKUP([.C39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426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FLEXI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9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54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CEPRC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0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548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PARAC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0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683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0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78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40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812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40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81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40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81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40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81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40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003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GBK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2"/>
          <table:table-cell table:formula="of:=VLOOKUP([.C40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003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40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01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1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06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41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070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1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18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LEXI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1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20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41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211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41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37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1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407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SANAL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1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429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GBK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2"/>
          <table:table-cell table:formula="of:=VLOOKUP([.C41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796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41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89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2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99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42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531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42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542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CE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2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542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CE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42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549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2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5702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ANAL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42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5869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42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893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2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6224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RGBN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42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67060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3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6762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3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6762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3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67665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3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67682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3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90001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GBK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43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97920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BNSFLEXI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3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97923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3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113064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3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0399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3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183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4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1834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4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1834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4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183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4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205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4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3833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Evet</text:p>
          </table:table-cell>
          <table:table-cell table:formula="of:=VLOOKUP([.C44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410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4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4107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4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4107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4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5080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44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543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5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5431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5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543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5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543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5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543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5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6092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5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739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5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739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5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7399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Hayır</text:p>
          </table:table-cell>
          <table:table-cell table:formula="of:=VLOOKUP([.C45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7430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5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7434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745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7961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6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8360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893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1015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6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2538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338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346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3527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355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7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374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7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375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7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375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7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406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7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4066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7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4377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7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452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7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4823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7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520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7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530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Evet</text:p>
          </table:table-cell>
          <table:table-cell table:formula="of:=VLOOKUP([.C48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5928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48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892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8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65008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8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65009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8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65017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8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65045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8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65098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Evet</text:p>
          </table:table-cell>
          <table:table-cell table:formula="of:=VLOOKUP([.C48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65099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48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97920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8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97923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9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0100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9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0200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9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115067</text:p>
          </table:table-cell>
          <table:table-cell office:value-type="string" calcext:value-type="string">
            <text:p>JCB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9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0162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49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048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/>
          <table:table-cell table:formula="of:=VLOOKUP([.C495];[YapıKredi.B$25:.B$99];1;FALSE())" office:value-type="float" office:value="404809" calcext:value-type="float">
            <text:p>40480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062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9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133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9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143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9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203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9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2034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0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347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0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347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0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3483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503];[YapıKredi.B$25:.B$99];1;FALSE())" office:value-type="float" office:value="434839" calcext:value-type="float">
            <text:p>43483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4210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0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4621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/>
          <table:table-cell table:formula="of:=VLOOKUP([.C505];[YapıKredi.B$25:.B$99];1;FALSE())" office:value-type="float" office:value="446212" calcext:value-type="float">
            <text:p>44621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5063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06];[YapıKredi.B$25:.B$99];1;FALSE())" office:value-type="float" office:value="450634" calcext:value-type="float">
            <text:p>45063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553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507];[YapıKredi.B$25:.B$99];1;FALSE())" office:value-type="float" office:value="455359" calcext:value-type="float">
            <text:p>45535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779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0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7961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0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7962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10];[YapıKredi.B$25:.B$99];1;FALSE())" office:value-type="float" office:value="479620" calcext:value-type="float">
            <text:p>47962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797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11];[YapıKredi.B$25:.B$99];1;FALSE())" office:value-type="float" office:value="479794" calcext:value-type="float">
            <text:p>47979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797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/>
          <table:table-cell table:formula="of:=VLOOKUP([.C512];[YapıKredi.B$25:.B$99];1;FALSE())" office:value-type="float" office:value="479795" calcext:value-type="float">
            <text:p>47979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909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1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9120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14];[YapıKredi.B$25:.B$99];1;FALSE())" office:value-type="float" office:value="491205" calcext:value-type="float">
            <text:p>49120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9120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/>
          <table:table-cell table:formula="of:=VLOOKUP([.C515];[YapıKredi.B$25:.B$99];1;FALSE())" office:value-type="float" office:value="491206" calcext:value-type="float">
            <text:p>49120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921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1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9213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17];[YapıKredi.B$25:.B$99];1;FALSE())" office:value-type="float" office:value="492130" calcext:value-type="float">
            <text:p>49213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9213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1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943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1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230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20];[YapıKredi.B$25:.B$99];1;FALSE())" office:value-type="float" office:value="523034" calcext:value-type="float">
            <text:p>52303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2462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2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258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22];[YapıKredi.B$25:.B$99];1;FALSE())" office:value-type="float" office:value="525864" calcext:value-type="float">
            <text:p>52586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339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23];[YapıKredi.B$25:.B$99];1;FALSE())" office:value-type="float" office:value="533913" calcext:value-type="float">
            <text:p>53391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354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2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356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2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3560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2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375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2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3783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2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4006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29];[YapıKredi.B$25:.B$99];1;FALSE())" office:value-type="float" office:value="540061" calcext:value-type="float">
            <text:p>54006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4006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30];[YapıKredi.B$25:.B$99];1;FALSE())" office:value-type="float" office:value="540062" calcext:value-type="float">
            <text:p>54006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4006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31];[YapıKredi.B$25:.B$99];1;FALSE())" office:value-type="float" office:value="540063" calcext:value-type="float">
            <text:p>54006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401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32];[YapıKredi.B$25:.B$99];1;FALSE())" office:value-type="float" office:value="540122" calcext:value-type="float">
            <text:p>54012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401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33];[YapıKredi.B$25:.B$99];1;FALSE())" office:value-type="float" office:value="540129" calcext:value-type="float">
            <text:p>54012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421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34];[YapıKredi.B$25:.B$99];1;FALSE())" office:value-type="float" office:value="542117" calcext:value-type="float">
            <text:p>54211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451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/>
          <table:table-cell table:formula="of:=VLOOKUP([.C535];[YapıKredi.B$25:.B$99];1;FALSE())" office:value-type="float" office:value="545103" calcext:value-type="float">
            <text:p>54510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496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3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5264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537];[YapıKredi.B$25:.B$99];1;FALSE())" office:value-type="float" office:value="552645" calcext:value-type="float">
            <text:p>55264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5265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538];[YapıKredi.B$25:.B$99];1;FALSE())" office:value-type="float" office:value="552659" calcext:value-type="float">
            <text:p>55265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544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3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6037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4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6390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4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65016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4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65736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4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65799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54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6761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4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90002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4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97921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4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97924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4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97926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49];[YapıKredi.B$25:.B$99];1;FALSE())" office:value-type="float" office:value="979263" calcext:value-type="float">
            <text:p>97926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string" calcext:value-type="string">
            <text:p>43789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55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string" calcext:value-type="string">
            <text:p>4715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55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string" calcext:value-type="string">
            <text:p>5534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55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string" calcext:value-type="string">
            <text:p>55508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55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41938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5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51859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5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5299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5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55209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5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5580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5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58928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5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6775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6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006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6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0857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6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085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6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1407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6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2032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6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2032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6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203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6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230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6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555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6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7482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7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7963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7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7963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7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8029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57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9080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7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9080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7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9080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57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908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7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1015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7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141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PG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7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1589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8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179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8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2697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PG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8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269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PG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8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314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PG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8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324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8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3513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8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352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8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400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8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400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58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420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9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426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9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429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9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429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9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477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59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488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9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5007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9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5047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9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542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9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545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9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6033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0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6763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0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67640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0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90001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0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97924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0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4234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0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4349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0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4689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0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176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0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220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I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0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225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I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1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2257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1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271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1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2719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1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277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I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1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3839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1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436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1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5737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1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590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IB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61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6033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1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6712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2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90001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2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TURKLAND BANK</text:p>
          </table:table-cell>
          <table:table-cell office:value-type="string" calcext:value-type="string">
            <text:p>6030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2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TURKLAND BANK</text:p>
          </table:table-cell>
          <table:table-cell office:value-type="string" calcext:value-type="string">
            <text:p>6764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2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TURKLAND BANK</text:p>
          </table:table-cell>
          <table:table-cell office:value-type="string" calcext:value-type="string">
            <text:p>90002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2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41372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KS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2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4139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KS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2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4459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2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4560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KS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2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4560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KS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2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5140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3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5218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3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5270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KART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3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5457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3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5457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3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5586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63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58941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3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90001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3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97923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3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010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3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0227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0227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0256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030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64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0638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0936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101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143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1556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159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200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2237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2731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65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3137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3565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397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4100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423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5933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7967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987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9985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998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998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9985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1678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168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168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193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210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2183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7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2691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7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2957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7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308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7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3115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7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3517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7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370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7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3995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7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424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67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4512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7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4561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8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458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8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475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68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4777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68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4780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68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6010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8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6772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8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90001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8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97920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8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97920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8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0590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9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0591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69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0591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9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0591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9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0591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9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0896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9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090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9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2262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9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249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9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2824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9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9601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0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100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0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1265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0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1939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0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254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0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2579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0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406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0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422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0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451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0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5047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0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5047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1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521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1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560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1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5603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1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5603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1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560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1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566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1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6764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1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6771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1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90001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1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36577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2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36577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2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36577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2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36577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2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4163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2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4662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TNFBN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2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4662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TNFBN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2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4662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T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72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4662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2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5126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BN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2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5163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KRT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3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5164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BN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3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52222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BN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3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54483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BN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3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55848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3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65027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3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65499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3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6706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3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90000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3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5</text:p>
          </table:table-cell>
          <table:table-cell office:value-type="string" calcext:value-type="string">
            <text:p>BURGAN BANK A.Ş.</text:p>
          </table:table-cell>
          <table:table-cell office:value-type="string" calcext:value-type="string">
            <text:p>4913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3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5</text:p>
          </table:table-cell>
          <table:table-cell office:value-type="string" calcext:value-type="string">
            <text:p>BURGAN BANK A.Ş.</text:p>
          </table:table-cell>
          <table:table-cell office:value-type="string" calcext:value-type="string">
            <text:p>53580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4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0101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4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0201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4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0301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4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113134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4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0313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4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0499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4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0862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4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0907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4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243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4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2436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5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603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5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603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5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603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5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729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5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729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KART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5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7666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5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894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5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894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5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081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5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006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6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01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76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01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6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20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6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21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6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49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6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58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6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673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6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67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NTDB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6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67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6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69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7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70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7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200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7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203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7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2090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7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2351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7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2954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7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2987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7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333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7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433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7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4342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KART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8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467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8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498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8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5267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8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5557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8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5563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8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556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8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584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8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584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8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584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8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584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NSTZ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79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585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9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60191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9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6706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9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6706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9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90001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9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97922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9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97924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9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4258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798];[YapıKredi.B$25:.B$99];1;FALSE())" office:value-type="float" office:value="425846" calcext:value-type="float">
            <text:p>42584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4258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799];[YapıKredi.B$25:.B$99];1;FALSE())" office:value-type="float" office:value="425847" calcext:value-type="float">
            <text:p>42584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42584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800];[YapıKredi.B$25:.B$99];1;FALSE())" office:value-type="float" office:value="425848" calcext:value-type="float">
            <text:p>42584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4258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0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44134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02];[YapıKredi.B$25:.B$99];1;FALSE())" office:value-type="float" office:value="441341" calcext:value-type="float">
            <text:p>44134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5222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03];[YapıKredi.B$25:.B$99];1;FALSE())" office:value-type="float" office:value="522240" calcext:value-type="float">
            <text:p>52224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5222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04];[YapıKredi.B$25:.B$99];1;FALSE())" office:value-type="float" office:value="522241" calcext:value-type="float">
            <text:p>52224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53588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0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5543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06];[YapıKredi.B$25:.B$99];1;FALSE())" office:value-type="float" office:value="554301" calcext:value-type="float">
            <text:p>55430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5585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807];[YapıKredi.B$25:.B$99];1;FALSE())" office:value-type="float" office:value="558593" calcext:value-type="float">
            <text:p>55859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6764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0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90001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0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97924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97925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11];[YapıKredi.B$25:.B$99];1;FALSE())" office:value-type="float" office:value="979252" calcext:value-type="float">
            <text:p>97925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45314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4531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4531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4531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45314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4531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041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154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173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282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328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3456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345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345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358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8187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67112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6711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90000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3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97921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3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97924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3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4687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3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4687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83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4687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83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4687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83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46879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3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46879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3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4691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3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4691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1694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1926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223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223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2236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2467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2695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273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273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273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5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280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5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362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85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67086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5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90002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5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97921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5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table:style-name="ce2" office:value-type="float" office:value="468793" calcext:value-type="float">
            <text:p>4687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table:style-name="ce2" office:value-type="float" office:value="469180" calcext:value-type="float">
            <text:p>4691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table:style-name="ce2" office:value-type="float" office:value="469182" calcext:value-type="float">
            <text:p>4691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table:style-name="ce2" office:value-type="float" office:value="469183" calcext:value-type="float">
            <text:p>4691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50</text:p>
          </table:table-cell>
          <table:table-cell office:value-type="string" calcext:value-type="string">
            <text:p>GOLDEN GLOBAL YATIRIM BANKASI AŞ</text:p>
          </table:table-cell>
          <table:table-cell office:value-type="string" calcext:value-type="string">
            <text:p>47426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6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0</text:p>
          </table:table-cell>
          <table:table-cell office:value-type="string" calcext:value-type="string">
            <text:p>GOLDEN GLOBAL YATIRIM BANKASI AŞ</text:p>
          </table:table-cell>
          <table:table-cell office:value-type="string" calcext:value-type="string">
            <text:p>54740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6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177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862];[YapıKredi.B$25:.B$99];1;FALSE())" office:value-type="float" office:value="417715" calcext:value-type="float">
            <text:p>41771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1771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6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2300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64];[YapıKredi.B$25:.B$99];1;FALSE())" office:value-type="float" office:value="423002" calcext:value-type="float">
            <text:p>42300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2493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65];[YapıKredi.B$25:.B$99];1;FALSE())" office:value-type="float" office:value="424935" calcext:value-type="float">
            <text:p>42493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322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66];[YapıKredi.B$25:.B$99];1;FALSE())" office:value-type="float" office:value="432284" calcext:value-type="float">
            <text:p>43228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3228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67];[YapıKredi.B$25:.B$99];1;FALSE())" office:value-type="float" office:value="432285" calcext:value-type="float">
            <text:p>43228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345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6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345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869];[YapıKredi.B$25:.B$99];1;FALSE())" office:value-type="float" office:value="434572" calcext:value-type="float">
            <text:p>43457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633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7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796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7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5115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72];[YapıKredi.B$25:.B$99];1;FALSE())" office:value-type="float" office:value="511583" calcext:value-type="float">
            <text:p>51158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5337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73];[YapıKredi.B$25:.B$99];1;FALSE())" office:value-type="float" office:value="533796" calcext:value-type="float">
            <text:p>53379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53397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7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5342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75];[YapıKredi.B$25:.B$99];1;FALSE())" office:value-type="float" office:value="534264" calcext:value-type="float">
            <text:p>53426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5361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76];[YapıKredi.B$25:.B$99];1;FALSE())" office:value-type="float" office:value="536180" calcext:value-type="float">
            <text:p>53618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5472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877];[YapıKredi.B$25:.B$99];1;FALSE())" office:value-type="float" office:value="547234" calcext:value-type="float">
            <text:p>54723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54823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7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6773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7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90000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8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97922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8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0258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88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0259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88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025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8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025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88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033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88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310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88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398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8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3984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8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398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9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836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9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836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9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116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89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1259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89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188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9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201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9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2531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9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270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9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2732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9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2813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office:value-type="string" calcext:value-type="string">
            <text:p>Hayır</text:p>
          </table:table-cell>
          <table:table-cell table:formula="of:=VLOOKUP([.C90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357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0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398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90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475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90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573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0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6770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0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90000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0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97921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0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97926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0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007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KART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0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049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1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1168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91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162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1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2492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1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2846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91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3562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1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356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1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3562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1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4120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KART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1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709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KART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1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799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2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7991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2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7991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2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8506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2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987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2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9872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2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117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2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117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KART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2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123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2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183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2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1901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3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218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93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282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KART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3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377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93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4178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93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4929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93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526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93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6060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3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67745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3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90000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3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97921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4162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5253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5277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5352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5391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55784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67058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90000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97922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48370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48370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5353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5479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95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55821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67054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90000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90021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97923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97925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97926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6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TÜRKİYE EMLAK KATILIM BANKASI A.Ş.</text:p>
          </table:table-cell>
          <table:table-cell office:value-type="string" calcext:value-type="string">
            <text:p>90000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6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TÜRKİYE EMLAK KATILIM BANKASI A.Ş.</text:p>
          </table:table-cell>
          <table:table-cell office:value-type="string" calcext:value-type="string">
            <text:p>97926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6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825</text:p>
          </table:table-cell>
          <table:table-cell office:value-type="string" calcext:value-type="string">
            <text:p>BİRLEŞİK ÖDEME VE ELEKTRONİK PARA HİZMET</text:p>
          </table:table-cell>
          <table:table-cell office:value-type="string" calcext:value-type="string">
            <text:p>97927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6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838</text:p>
          </table:table-cell>
          <table:table-cell office:value-type="string" calcext:value-type="string">
            <text:p>SİPAY ELEKTRONİK PARA VE ÖDEME HİZMETLER</text:p>
          </table:table-cell>
          <table:table-cell office:value-type="string" calcext:value-type="string">
            <text:p>43461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office:value-type="string" calcext:value-type="string">
            <text:p>Hayır</text:p>
          </table:table-cell>
          <table:table-cell table:formula="of:=VLOOKUP([.C96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838</text:p>
          </table:table-cell>
          <table:table-cell office:value-type="string" calcext:value-type="string">
            <text:p>SİPAY ELEKTRONİK PARA VE ÖDEME HİZMETLER</text:p>
          </table:table-cell>
          <table:table-cell office:value-type="string" calcext:value-type="string">
            <text:p>43461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6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838</text:p>
          </table:table-cell>
          <table:table-cell office:value-type="string" calcext:value-type="string">
            <text:p>SİPAY ELEKTRONİK PARA VE ÖDEME HİZMETLER</text:p>
          </table:table-cell>
          <table:table-cell office:value-type="string" calcext:value-type="string">
            <text:p>5196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office:value-type="string" calcext:value-type="string">
            <text:p>Hayır</text:p>
          </table:table-cell>
          <table:table-cell table:formula="of:=VLOOKUP([.C96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838</text:p>
          </table:table-cell>
          <table:table-cell office:value-type="string" calcext:value-type="string">
            <text:p>SİPAY ELEKTRONİK PARA VE ÖDEME HİZMETLER</text:p>
          </table:table-cell>
          <table:table-cell office:value-type="string" calcext:value-type="string">
            <text:p>97927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6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839</text:p>
          </table:table-cell>
          <table:table-cell office:value-type="string" calcext:value-type="string">
            <text:p>OZAN ELEKTRONİK PARA A.Ş</text:p>
          </table:table-cell>
          <table:table-cell office:value-type="string" calcext:value-type="string">
            <text:p>49859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6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864</text:p>
          </table:table-cell>
          <table:table-cell office:value-type="string" calcext:value-type="string">
            <text:p>İYZİ ÖDEME VE ELEKTRONİK PARA HİZMETLERİ</text:p>
          </table:table-cell>
          <table:table-cell office:value-type="string" calcext:value-type="string">
            <text:p>5358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6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870</text:p>
          </table:table-cell>
          <table:table-cell office:value-type="string" calcext:value-type="string">
            <text:p>TT ODEME VE ELEKTRONİK PARA HİZMETLERİ</text:p>
          </table:table-cell>
          <table:table-cell office:value-type="string" calcext:value-type="string">
            <text:p>5340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7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890</text:p>
          </table:table-cell>
          <table:table-cell office:value-type="string" calcext:value-type="string">
            <text:p>LYDİANS ELEKTRONİK PARA VE ÖDEME HİZMETL</text:p>
          </table:table-cell>
          <table:table-cell office:value-type="string" calcext:value-type="string">
            <text:p>4395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7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890</text:p>
          </table:table-cell>
          <table:table-cell office:value-type="string" calcext:value-type="string">
            <text:p>LYDİANS ELEKTRONİK PARA VE ÖDEME HİZMETL</text:p>
          </table:table-cell>
          <table:table-cell office:value-type="string" calcext:value-type="string">
            <text:p>4395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7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string" calcext:value-type="string">
            <text:p>4921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7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string" calcext:value-type="string">
            <text:p>5124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7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string" calcext:value-type="string">
            <text:p>51674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7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string" calcext:value-type="string">
            <text:p>52158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7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string" calcext:value-type="string">
            <text:p>5396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PTBN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77];[YapıKredi.B$25:.B$99];1;FALSE())" office:value-type="string" office:string-value="" calcext:value-type="error">
            <text:p>#YOK</text:p>
          </table:table-cell>
          <table:table-cell table:number-columns-repeated="53"/>
        </table:table-row>
      </table:table>
      <table:table table:name="binlistEski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number-columns-repeated="2" table:default-cell-style-name="Default"/>
        <table:table-column table:style-name="co24" table:default-cell-style-name="Default"/>
        <table:table-row table:style-name="ro2">
          <table:table-cell office:value-type="string" calcext:value-type="string">
            <text:p>banka_kodu</text:p>
          </table:table-cell>
          <table:table-cell office:value-type="string" calcext:value-type="string">
            <text:p>banka_adi</text:p>
          </table:table-cell>
          <table:table-cell office:value-type="string" calcext:value-type="string">
            <text:p>bin_code</text:p>
          </table:table-cell>
          <table:table-cell office:value-type="string" calcext:value-type="string">
            <text:p>card_type</text:p>
          </table:table-cell>
          <table:table-cell office:value-type="string" calcext:value-type="string">
            <text:p>sinif</text:p>
          </table:table-cell>
          <table:table-cell/>
          <table:table-cell office:value-type="string" calcext:value-type="string">
            <text:p>marka</text:p>
          </table:table-cell>
          <table:table-cell office:value-type="string" calcext:value-type="string">
            <text:p>sub_type</text:p>
          </table:table-cell>
          <table:table-cell office:value-type="string" calcext:value-type="string">
            <text:p>taksit</text:p>
          </table:table-cell>
          <table:table-cell office:value-type="string" calcext:value-type="string">
            <text:p>odul</text:p>
          </table:table-cell>
          <table:table-cell office:value-type="string" calcext:value-type="string">
            <text:p>ticari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float" office:value="535616" calcext:value-type="float">
            <text:p>53561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float" office:value="979235" calcext:value-type="float">
            <text:p>97923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float" office:value="979248" calcext:value-type="float">
            <text:p>97924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KK</text:p>
          </table:table-cell>
          <table:table-cell table:formula="of:=COUNTIF([.N$2:.N$69];[.C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float" office:value="979257" calcext:value-type="float">
            <text:p>97925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float" office:value="531389" calcext:value-type="float">
            <text:p>53138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float" office:value="535925" calcext:value-type="float">
            <text:p>5359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float" office:value="671200" calcext:value-type="float">
            <text:p>67120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float" office:value="979249" calcext:value-type="float">
            <text:p>97924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float" office:value="979254" calcext:value-type="float">
            <text:p>97925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1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float" office:value="979277" calcext:value-type="float">
            <text:p>97927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1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float" office:value="979278" calcext:value-type="float">
            <text:p>97927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1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İNİNAL ÖDEME VE ELEKTRONİK PARA HİZ. A.Ş</text:p>
          </table:table-cell>
          <table:table-cell office:value-type="float" office:value="979266" calcext:value-type="float">
            <text:p>97926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1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04591" calcext:value-type="float">
            <text:p>4045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07814" calcext:value-type="float">
            <text:p>4078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13226" calcext:value-type="float">
            <text:p>41322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44676" calcext:value-type="float">
            <text:p>44467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44677" calcext:value-type="float">
            <text:p>44467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44678" calcext:value-type="float">
            <text:p>44467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47504" calcext:value-type="float">
            <text:p>44750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2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54671" calcext:value-type="float">
            <text:p>4546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54672" calcext:value-type="float">
            <text:p>4546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54673" calcext:value-type="float">
            <text:p>4546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54674" calcext:value-type="float">
            <text:p>4546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69884" calcext:value-type="float">
            <text:p>4698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76619" calcext:value-type="float">
            <text:p>47661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2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82465" calcext:value-type="float">
            <text:p>48246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2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11885" calcext:value-type="float">
            <text:p>51188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12440" calcext:value-type="float">
            <text:p>5124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2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13662" calcext:value-type="float">
            <text:p>51366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16932" calcext:value-type="float">
            <text:p>51693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23529" calcext:value-type="float">
            <text:p>5235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27682" calcext:value-type="float">
            <text:p>52768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28208" calcext:value-type="float">
            <text:p>5282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30905" calcext:value-type="float">
            <text:p>5309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31102" calcext:value-type="float">
            <text:p>53110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33154" calcext:value-type="float">
            <text:p>5331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34981" calcext:value-type="float">
            <text:p>53498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40130" calcext:value-type="float">
            <text:p>5401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40134" calcext:value-type="float">
            <text:p>5401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42374" calcext:value-type="float">
            <text:p>54237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46957" calcext:value-type="float">
            <text:p>54695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47287" calcext:value-type="float">
            <text:p>54728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49449" calcext:value-type="float">
            <text:p>5494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676123" calcext:value-type="float">
            <text:p>67612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676124" calcext:value-type="float">
            <text:p>6761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979217" calcext:value-type="float">
            <text:p>97921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4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979280" calcext:value-type="float">
            <text:p>97928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4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113012" calcext:value-type="float">
            <text:p>11301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table:formula="of:=COUNTIF([.N$2:.N$69];[.C4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01049" calcext:value-type="float">
            <text:p>4010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15514" calcext:value-type="float">
            <text:p>4155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15515" calcext:value-type="float">
            <text:p>4155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16607" calcext:value-type="float">
            <text:p>41660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21030" calcext:value-type="float">
            <text:p>42103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40776" calcext:value-type="float">
            <text:p>44077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47505" calcext:value-type="float">
            <text:p>44750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51454" calcext:value-type="float">
            <text:p>4514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66260" calcext:value-type="float">
            <text:p>4662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92094" calcext:value-type="float">
            <text:p>4920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92095" calcext:value-type="float">
            <text:p>4920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98852" calcext:value-type="float">
            <text:p>4988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2"/>
          <table:table-cell table:style-name="ce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99821" calcext:value-type="float">
            <text:p>49982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10056" calcext:value-type="float">
            <text:p>5100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21378" calcext:value-type="float">
            <text:p>52137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26289" calcext:value-type="float">
            <text:p>52628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26290" calcext:value-type="float">
            <text:p>52629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37500" calcext:value-type="float">
            <text:p>53750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40435" calcext:value-type="float">
            <text:p>5404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43081" calcext:value-type="float">
            <text:p>54308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52879" calcext:value-type="float">
            <text:p>55287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88843" calcext:value-type="float">
            <text:p>5888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639001" calcext:value-type="float">
            <text:p>6390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676258" calcext:value-type="float">
            <text:p>6762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979210" calcext:value-type="float">
            <text:p>97921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7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979212" calcext:value-type="float">
            <text:p>97921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7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979238" calcext:value-type="float">
            <text:p>97923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7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979244" calcext:value-type="float">
            <text:p>97924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KK</text:p>
          </table:table-cell>
          <table:table-cell table:formula="of:=COUNTIF([.N$2:.N$69];[.C7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113015" calcext:value-type="float">
            <text:p>113015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table:formula="of:=COUNTIF([.N$2:.N$69];[.C7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02940" calcext:value-type="float">
            <text:p>40294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9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09084" calcext:value-type="float">
            <text:p>4090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0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11724" calcext:value-type="float">
            <text:p>4117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1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11942" calcext:value-type="float">
            <text:p>4119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2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11943" calcext:value-type="float">
            <text:p>41194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3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11944" calcext:value-type="float">
            <text:p>41194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4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11979" calcext:value-type="float">
            <text:p>41197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5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15792" calcext:value-type="float">
            <text:p>4157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6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16757" calcext:value-type="float">
            <text:p>4167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7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23478" calcext:value-type="float">
            <text:p>42347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table:formula="of:=COUNTIF([.N$2:.N$69];[.C8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28945" calcext:value-type="float">
            <text:p>4289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9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34530" calcext:value-type="float">
            <text:p>43453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9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34724" calcext:value-type="float">
            <text:p>4347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9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42671" calcext:value-type="float">
            <text:p>4426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9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59252" calcext:value-type="float">
            <text:p>4592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9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79908" calcext:value-type="float">
            <text:p>4799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94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79909" calcext:value-type="float">
            <text:p>4799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95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83612" calcext:value-type="float">
            <text:p>48361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table:formula="of:=COUNTIF([.N$2:.N$69];[.C9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91005" calcext:value-type="float">
            <text:p>49100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9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93840" calcext:value-type="float">
            <text:p>49384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98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93841" calcext:value-type="float">
            <text:p>49384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99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93846" calcext:value-type="float">
            <text:p>4938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00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20017" calcext:value-type="float">
            <text:p>5200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01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35576" calcext:value-type="float">
            <text:p>53557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0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37504" calcext:value-type="float">
            <text:p>5375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0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40045" calcext:value-type="float">
            <text:p>54004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04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40046" calcext:value-type="float">
            <text:p>5400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05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42119" calcext:value-type="float">
            <text:p>5421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06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42798" calcext:value-type="float">
            <text:p>54279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07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42804" calcext:value-type="float">
            <text:p>5428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08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47244" calcext:value-type="float">
            <text:p>54724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09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52101" calcext:value-type="float">
            <text:p>5521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10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54548" calcext:value-type="float">
            <text:p>5545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1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89311" calcext:value-type="float">
            <text:p>58931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1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650052" calcext:value-type="float">
            <text:p>65005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11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650170" calcext:value-type="float">
            <text:p>65017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11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979209" calcext:value-type="float">
            <text:p>97920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11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979230" calcext:value-type="float">
            <text:p>97923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KK</text:p>
          </table:table-cell>
          <table:table-cell table:formula="of:=COUNTIF([.N$2:.N$69];[.C11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979256" calcext:value-type="float">
            <text:p>97925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11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113032" calcext:value-type="float">
            <text:p>11303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table:formula="of:=COUNTIF([.N$2:.N$69];[.C11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115032" calcext:value-type="float">
            <text:p>115032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YDCKK</text:p>
          </table:table-cell>
          <table:table-cell table:formula="of:=COUNTIF([.N$2:.N$69];[.C11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02142" calcext:value-type="float">
            <text:p>4021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2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02458" calcext:value-type="float">
            <text:p>4024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table:formula="of:=COUNTIF([.N$2:.N$69];[.C12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02459" calcext:value-type="float">
            <text:p>4024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table:formula="of:=COUNTIF([.N$2:.N$69];[.C12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04315" calcext:value-type="float">
            <text:p>4043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2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04350" calcext:value-type="float">
            <text:p>40435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table:formula="of:=COUNTIF([.N$2:.N$69];[.C12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06015" calcext:value-type="float">
            <text:p>4060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table:formula="of:=COUNTIF([.N$2:.N$69];[.C12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13528" calcext:value-type="float">
            <text:p>4135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2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16350" calcext:value-type="float">
            <text:p>41635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2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16563" calcext:value-type="float">
            <text:p>41656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table:formula="of:=COUNTIF([.N$2:.N$69];[.C12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27308" calcext:value-type="float">
            <text:p>4273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29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27707" calcext:value-type="float">
            <text:p>42770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3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38040" calcext:value-type="float">
            <text:p>43804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31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40247" calcext:value-type="float">
            <text:p>4402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3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40273" calcext:value-type="float">
            <text:p>4402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3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40274" calcext:value-type="float">
            <text:p>4402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3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40293" calcext:value-type="float">
            <text:p>4402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table:formula="of:=COUNTIF([.N$2:.N$69];[.C13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40294" calcext:value-type="float">
            <text:p>4402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3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40295" calcext:value-type="float">
            <text:p>4402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3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47503" calcext:value-type="float">
            <text:p>44750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3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50918" calcext:value-type="float">
            <text:p>45091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39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55645" calcext:value-type="float">
            <text:p>4556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40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59026" calcext:value-type="float">
            <text:p>45902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table:formula="of:=COUNTIF([.N$2:.N$69];[.C14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69188" calcext:value-type="float">
            <text:p>4691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table:formula="of:=COUNTIF([.N$2:.N$69];[.C14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79227" calcext:value-type="float">
            <text:p>47922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4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89494" calcext:value-type="float">
            <text:p>4894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table:formula="of:=COUNTIF([.N$2:.N$69];[.C14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89495" calcext:value-type="float">
            <text:p>4894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table:formula="of:=COUNTIF([.N$2:.N$69];[.C14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89496" calcext:value-type="float">
            <text:p>48949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table:formula="of:=COUNTIF([.N$2:.N$69];[.C14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10138" calcext:value-type="float">
            <text:p>5101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4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10139" calcext:value-type="float">
            <text:p>5101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4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10221" calcext:value-type="float">
            <text:p>51022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4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12753" calcext:value-type="float">
            <text:p>5127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5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12803" calcext:value-type="float">
            <text:p>5128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5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19780" calcext:value-type="float">
            <text:p>5197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NSTK</text:p>
          </table:table-cell>
          <table:table-cell table:formula="of:=COUNTIF([.N$2:.N$69];[.C15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24346" calcext:value-type="float">
            <text:p>5243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NSTK</text:p>
          </table:table-cell>
          <table:table-cell table:formula="of:=COUNTIF([.N$2:.N$69];[.C15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24839" calcext:value-type="float">
            <text:p>5248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5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24840" calcext:value-type="float">
            <text:p>5248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5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25314" calcext:value-type="float">
            <text:p>5253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56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28825" calcext:value-type="float">
            <text:p>5288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5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28920" calcext:value-type="float">
            <text:p>52892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5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30853" calcext:value-type="float">
            <text:p>5308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5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31531" calcext:value-type="float">
            <text:p>53153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6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32581" calcext:value-type="float">
            <text:p>5325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6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34538" calcext:value-type="float">
            <text:p>5345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6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35217" calcext:value-type="float">
            <text:p>5352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6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42259" calcext:value-type="float">
            <text:p>54225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64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45124" calcext:value-type="float">
            <text:p>5451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6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45148" calcext:value-type="float">
            <text:p>5451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66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47985" calcext:value-type="float">
            <text:p>54798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67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49998" calcext:value-type="float">
            <text:p>54999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68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50449" calcext:value-type="float">
            <text:p>5504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69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52207" calcext:value-type="float">
            <text:p>55220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70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53090" calcext:value-type="float">
            <text:p>55309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NSTK</text:p>
          </table:table-cell>
          <table:table-cell table:formula="of:=COUNTIF([.N$2:.N$69];[.C17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606329" calcext:value-type="float">
            <text:p>6063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VDK</text:p>
          </table:table-cell>
          <table:table-cell table:formula="of:=COUNTIF([.N$2:.N$69];[.C17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676406" calcext:value-type="float">
            <text:p>67640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7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676578" calcext:value-type="float">
            <text:p>67657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7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979223" calcext:value-type="float">
            <text:p>97922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17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13252" calcext:value-type="float">
            <text:p>4132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7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25669" calcext:value-type="float">
            <text:p>42566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7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32071" calcext:value-type="float">
            <text:p>4320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7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32072" calcext:value-type="float">
            <text:p>4320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7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35508" calcext:value-type="float">
            <text:p>4355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8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35509" calcext:value-type="float">
            <text:p>4355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8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74853" calcext:value-type="float">
            <text:p>47485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8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74854" calcext:value-type="float">
            <text:p>4748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8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79680" calcext:value-type="float">
            <text:p>4796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8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79681" calcext:value-type="float">
            <text:p>4796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8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93837" calcext:value-type="float">
            <text:p>49383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8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12754" calcext:value-type="float">
            <text:p>5127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8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16840" calcext:value-type="float">
            <text:p>5168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8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16841" calcext:value-type="float">
            <text:p>5168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8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20932" calcext:value-type="float">
            <text:p>52093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9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21807" calcext:value-type="float">
            <text:p>52180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9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21942" calcext:value-type="float">
            <text:p>52194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9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24347" calcext:value-type="float">
            <text:p>5243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9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34253" calcext:value-type="float">
            <text:p>5342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9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35280" calcext:value-type="float">
            <text:p>5352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9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35449" calcext:value-type="float">
            <text:p>5354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9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50383" calcext:value-type="float">
            <text:p>5503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9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52608" calcext:value-type="float">
            <text:p>5526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9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52609" calcext:value-type="float">
            <text:p>55260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9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53056" calcext:value-type="float">
            <text:p>5530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0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57113" calcext:value-type="float">
            <text:p>5571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0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57829" calcext:value-type="float">
            <text:p>5578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0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89004" calcext:value-type="float">
            <text:p>5890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20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979206" calcext:value-type="float">
            <text:p>97920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20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979207" calcext:value-type="float">
            <text:p>97920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20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979208" calcext:value-type="float">
            <text:p>97920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20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03836" calcext:value-type="float">
            <text:p>40383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0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09622" calcext:value-type="float">
            <text:p>40962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0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11156" calcext:value-type="float">
            <text:p>4111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ONUS</text:p>
          </table:table-cell>
          <table:table-cell table:formula="of:=COUNTIF([.N$2:.N$69];[.C20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11157" calcext:value-type="float">
            <text:p>4111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ONUS</text:p>
          </table:table-cell>
          <table:table-cell table:formula="of:=COUNTIF([.N$2:.N$69];[.C21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11158" calcext:value-type="float">
            <text:p>4111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ONUS</text:p>
          </table:table-cell>
          <table:table-cell table:formula="of:=COUNTIF([.N$2:.N$69];[.C21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11159" calcext:value-type="float">
            <text:p>4111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NSTK</text:p>
          </table:table-cell>
          <table:table-cell table:formula="of:=COUNTIF([.N$2:.N$69];[.C21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11160" calcext:value-type="float">
            <text:p>4111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1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21086" calcext:value-type="float">
            <text:p>42108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21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23833" calcext:value-type="float">
            <text:p>42383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21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33383" calcext:value-type="float">
            <text:p>4333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ONUS</text:p>
          </table:table-cell>
          <table:table-cell table:formula="of:=COUNTIF([.N$2:.N$69];[.C21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59068" calcext:value-type="float">
            <text:p>45906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21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59268" calcext:value-type="float">
            <text:p>45926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ONUS</text:p>
          </table:table-cell>
          <table:table-cell table:formula="of:=COUNTIF([.N$2:.N$69];[.C21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89401" calcext:value-type="float">
            <text:p>48940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table:formula="of:=COUNTIF([.N$2:.N$69];[.C21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94063" calcext:value-type="float">
            <text:p>49406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2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94064" calcext:value-type="float">
            <text:p>49406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2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16846" calcext:value-type="float">
            <text:p>5168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22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19753" calcext:value-type="float">
            <text:p>5197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2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21394" calcext:value-type="float">
            <text:p>52139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BBONUS</text:p>
          </table:table-cell>
          <table:table-cell table:formula="of:=COUNTIF([.N$2:.N$69];[.C22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25404" calcext:value-type="float">
            <text:p>5254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2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30866" calcext:value-type="float">
            <text:p>5308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BBONUS</text:p>
          </table:table-cell>
          <table:table-cell table:formula="of:=COUNTIF([.N$2:.N$69];[.C22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47311" calcext:value-type="float">
            <text:p>54731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BBNSTK</text:p>
          </table:table-cell>
          <table:table-cell table:formula="of:=COUNTIF([.N$2:.N$69];[.C22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49208" calcext:value-type="float">
            <text:p>5492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BBONUS</text:p>
          </table:table-cell>
          <table:table-cell table:formula="of:=COUNTIF([.N$2:.N$69];[.C22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49394" calcext:value-type="float">
            <text:p>54939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2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89713" calcext:value-type="float">
            <text:p>5897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23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676832" calcext:value-type="float">
            <text:p>67683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23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979211" calcext:value-type="float">
            <text:p>97921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23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1" calcext:value-type="float">
            <text:p>374421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PL</text:p>
          </table:table-cell>
          <table:table-cell table:formula="of:=COUNTIF([.N$2:.N$69];[.C23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2" calcext:value-type="float">
            <text:p>37442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AXPLTN</text:p>
          </table:table-cell>
          <table:table-cell table:formula="of:=COUNTIF([.N$2:.N$69];[.C23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3" calcext:value-type="float">
            <text:p>374423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XTK</text:p>
          </table:table-cell>
          <table:table-cell table:formula="of:=COUNTIF([.N$2:.N$69];[.C23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4" calcext:value-type="float">
            <text:p>374424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AXPLTN</text:p>
          </table:table-cell>
          <table:table-cell table:formula="of:=COUNTIF([.N$2:.N$69];[.C23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5" calcext:value-type="float">
            <text:p>374425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XCGR</text:p>
          </table:table-cell>
          <table:table-cell table:formula="of:=COUNTIF([.N$2:.N$69];[.C23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6" calcext:value-type="float">
            <text:p>374426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XCGL</text:p>
          </table:table-cell>
          <table:table-cell table:formula="of:=COUNTIF([.N$2:.N$69];[.C23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7" calcext:value-type="float">
            <text:p>374427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BNSCMP</text:p>
          </table:table-cell>
          <table:table-cell table:formula="of:=COUNTIF([.N$2:.N$69];[.C23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8" calcext:value-type="float">
            <text:p>374428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MEX</text:p>
          </table:table-cell>
          <table:table-cell table:formula="of:=COUNTIF([.N$2:.N$69];[.C24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2" calcext:value-type="float">
            <text:p>37562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E</text:p>
          </table:table-cell>
          <table:table-cell table:formula="of:=COUNTIF([.N$2:.N$69];[.C24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3" calcext:value-type="float">
            <text:p>375623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G</text:p>
          </table:table-cell>
          <table:table-cell table:formula="of:=COUNTIF([.N$2:.N$69];[.C24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4" calcext:value-type="float">
            <text:p>375624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P</text:p>
          </table:table-cell>
          <table:table-cell table:formula="of:=COUNTIF([.N$2:.N$69];[.C24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5" calcext:value-type="float">
            <text:p>375625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XBE</text:p>
          </table:table-cell>
          <table:table-cell table:formula="of:=COUNTIF([.N$2:.N$69];[.C24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6" calcext:value-type="float">
            <text:p>375626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XBG</text:p>
          </table:table-cell>
          <table:table-cell table:formula="of:=COUNTIF([.N$2:.N$69];[.C24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7" calcext:value-type="float">
            <text:p>375627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BNSAMEX</text:p>
          </table:table-cell>
          <table:table-cell table:formula="of:=COUNTIF([.N$2:.N$69];[.C24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8" calcext:value-type="float">
            <text:p>375628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AXGOLD</text:p>
          </table:table-cell>
          <table:table-cell table:formula="of:=COUNTIF([.N$2:.N$69];[.C24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9" calcext:value-type="float">
            <text:p>375629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AXPLTN</text:p>
          </table:table-cell>
          <table:table-cell table:formula="of:=COUNTIF([.N$2:.N$69];[.C24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31" calcext:value-type="float">
            <text:p>375631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B</text:p>
          </table:table-cell>
          <table:table-cell table:formula="of:=COUNTIF([.N$2:.N$69];[.C24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7137" calcext:value-type="float">
            <text:p>377137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MSAXTK</text:p>
          </table:table-cell>
          <table:table-cell table:formula="of:=COUNTIF([.N$2:.N$69];[.C25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7596" calcext:value-type="float">
            <text:p>377596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XTK</text:p>
          </table:table-cell>
          <table:table-cell table:formula="of:=COUNTIF([.N$2:.N$69];[.C25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7597" calcext:value-type="float">
            <text:p>377597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MEX</text:p>
          </table:table-cell>
          <table:table-cell table:formula="of:=COUNTIF([.N$2:.N$69];[.C25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7598" calcext:value-type="float">
            <text:p>377598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MEX</text:p>
          </table:table-cell>
          <table:table-cell table:formula="of:=COUNTIF([.N$2:.N$69];[.C25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7599" calcext:value-type="float">
            <text:p>377599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MEX</text:p>
          </table:table-cell>
          <table:table-cell table:formula="of:=COUNTIF([.N$2:.N$69];[.C25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9369" calcext:value-type="float">
            <text:p>379369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HCEBONUS</text:p>
          </table:table-cell>
          <table:table-cell table:formula="of:=COUNTIF([.N$2:.N$69];[.C25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9370" calcext:value-type="float">
            <text:p>37937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HCESM</text:p>
          </table:table-cell>
          <table:table-cell table:formula="of:=COUNTIF([.N$2:.N$69];[.C25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9371" calcext:value-type="float">
            <text:p>379371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HCEAMEX</text:p>
          </table:table-cell>
          <table:table-cell table:formula="of:=COUNTIF([.N$2:.N$69];[.C25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01738" calcext:value-type="float">
            <text:p>40173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table:formula="of:=COUNTIF([.N$2:.N$69];[.C25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03280" calcext:value-type="float">
            <text:p>4032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ANAL</text:p>
          </table:table-cell>
          <table:table-cell table:formula="of:=COUNTIF([.N$2:.N$69];[.C25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03666" calcext:value-type="float">
            <text:p>40366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GCP</text:p>
          </table:table-cell>
          <table:table-cell table:formula="of:=COUNTIF([.N$2:.N$69];[.C26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04308" calcext:value-type="float">
            <text:p>4043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table:formula="of:=COUNTIF([.N$2:.N$69];[.C26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05051" calcext:value-type="float">
            <text:p>4050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table:formula="of:=COUNTIF([.N$2:.N$69];[.C26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05090" calcext:value-type="float">
            <text:p>40509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REPAID</text:p>
          </table:table-cell>
          <table:table-cell table:formula="of:=COUNTIF([.N$2:.N$69];[.C26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09219" calcext:value-type="float">
            <text:p>40921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REPAID</text:p>
          </table:table-cell>
          <table:table-cell table:formula="of:=COUNTIF([.N$2:.N$69];[.C26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10141" calcext:value-type="float">
            <text:p>41014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table:formula="of:=COUNTIF([.N$2:.N$69];[.C26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13836" calcext:value-type="float">
            <text:p>41383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table:formula="of:=COUNTIF([.N$2:.N$69];[.C26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0556" calcext:value-type="float">
            <text:p>4205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REPAID</text:p>
          </table:table-cell>
          <table:table-cell table:formula="of:=COUNTIF([.N$2:.N$69];[.C26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0557" calcext:value-type="float">
            <text:p>4205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REPAID</text:p>
          </table:table-cell>
          <table:table-cell table:formula="of:=COUNTIF([.N$2:.N$69];[.C26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6886" calcext:value-type="float">
            <text:p>42688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table:formula="of:=COUNTIF([.N$2:.N$69];[.C26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6887" calcext:value-type="float">
            <text:p>42688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table:formula="of:=COUNTIF([.N$2:.N$69];[.C27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6888" calcext:value-type="float">
            <text:p>4268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table:formula="of:=COUNTIF([.N$2:.N$69];[.C27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6889" calcext:value-type="float">
            <text:p>42688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table:formula="of:=COUNTIF([.N$2:.N$69];[.C27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7314" calcext:value-type="float">
            <text:p>4273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STK</text:p>
          </table:table-cell>
          <table:table-cell table:formula="of:=COUNTIF([.N$2:.N$69];[.C27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7315" calcext:value-type="float">
            <text:p>4273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STK</text:p>
          </table:table-cell>
          <table:table-cell table:formula="of:=COUNTIF([.N$2:.N$69];[.C27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8220" calcext:value-type="float">
            <text:p>42822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LEXI</text:p>
          </table:table-cell>
          <table:table-cell table:formula="of:=COUNTIF([.N$2:.N$69];[.C27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8221" calcext:value-type="float">
            <text:p>42822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LEXI</text:p>
          </table:table-cell>
          <table:table-cell table:formula="of:=COUNTIF([.N$2:.N$69];[.C27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32154" calcext:value-type="float">
            <text:p>4321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LEXI</text:p>
          </table:table-cell>
          <table:table-cell table:formula="of:=COUNTIF([.N$2:.N$69];[.C27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48472" calcext:value-type="float">
            <text:p>4484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GCP</text:p>
          </table:table-cell>
          <table:table-cell table:formula="of:=COUNTIF([.N$2:.N$69];[.C27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61668" calcext:value-type="float">
            <text:p>46166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table:formula="of:=COUNTIF([.N$2:.N$69];[.C27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62274" calcext:value-type="float">
            <text:p>4622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EKINBNS</text:p>
          </table:table-cell>
          <table:table-cell table:formula="of:=COUNTIF([.N$2:.N$69];[.C28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67293" calcext:value-type="float">
            <text:p>4672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table:formula="of:=COUNTIF([.N$2:.N$69];[.C28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67294" calcext:value-type="float">
            <text:p>4672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table:formula="of:=COUNTIF([.N$2:.N$69];[.C28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67295" calcext:value-type="float">
            <text:p>4672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TK</text:p>
          </table:table-cell>
          <table:table-cell table:formula="of:=COUNTIF([.N$2:.N$69];[.C28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74151" calcext:value-type="float">
            <text:p>4741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table:formula="of:=COUNTIF([.N$2:.N$69];[.C28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79660" calcext:value-type="float">
            <text:p>4796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CEBONUS</text:p>
          </table:table-cell>
          <table:table-cell table:formula="of:=COUNTIF([.N$2:.N$69];[.C28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79661" calcext:value-type="float">
            <text:p>47966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CEBONUS</text:p>
          </table:table-cell>
          <table:table-cell table:formula="of:=COUNTIF([.N$2:.N$69];[.C28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79662" calcext:value-type="float">
            <text:p>47966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CEPRCRD</text:p>
          </table:table-cell>
          <table:table-cell table:formula="of:=COUNTIF([.N$2:.N$69];[.C28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79682" calcext:value-type="float">
            <text:p>4796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PARACRD</text:p>
          </table:table-cell>
          <table:table-cell table:formula="of:=COUNTIF([.N$2:.N$69];[.C28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82489" calcext:value-type="float">
            <text:p>48248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GRBNS</text:p>
          </table:table-cell>
          <table:table-cell table:formula="of:=COUNTIF([.N$2:.N$69];[.C28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82490" calcext:value-type="float">
            <text:p>48249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GRBNS</text:p>
          </table:table-cell>
          <table:table-cell table:formula="of:=COUNTIF([.N$2:.N$69];[.C29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82491" calcext:value-type="float">
            <text:p>4824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GRBNS</text:p>
          </table:table-cell>
          <table:table-cell table:formula="of:=COUNTIF([.N$2:.N$69];[.C29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87074" calcext:value-type="float">
            <text:p>4870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table:formula="of:=COUNTIF([.N$2:.N$69];[.C29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87075" calcext:value-type="float">
            <text:p>4870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table:formula="of:=COUNTIF([.N$2:.N$69];[.C29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89455" calcext:value-type="float">
            <text:p>48945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table:formula="of:=COUNTIF([.N$2:.N$69];[.C29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89478" calcext:value-type="float">
            <text:p>48947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table:formula="of:=COUNTIF([.N$2:.N$69];[.C29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90175" calcext:value-type="float">
            <text:p>4901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table:formula="of:=COUNTIF([.N$2:.N$69];[.C29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92186" calcext:value-type="float">
            <text:p>49218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table:formula="of:=COUNTIF([.N$2:.N$69];[.C29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92187" calcext:value-type="float">
            <text:p>49218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table:formula="of:=COUNTIF([.N$2:.N$69];[.C29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92193" calcext:value-type="float">
            <text:p>4921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table:formula="of:=COUNTIF([.N$2:.N$69];[.C29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93845" calcext:value-type="float">
            <text:p>4938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table:formula="of:=COUNTIF([.N$2:.N$69];[.C30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4915" calcext:value-type="float">
            <text:p>51491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table:formula="of:=COUNTIF([.N$2:.N$69];[.C30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6943" calcext:value-type="float">
            <text:p>5169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GRPCARD</text:p>
          </table:table-cell>
          <table:table-cell table:formula="of:=COUNTIF([.N$2:.N$69];[.C30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6961" calcext:value-type="float">
            <text:p>51696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table:formula="of:=COUNTIF([.N$2:.N$69];[.C30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7040" calcext:value-type="float">
            <text:p>5170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table:formula="of:=COUNTIF([.N$2:.N$69];[.C30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7041" calcext:value-type="float">
            <text:p>5170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table:formula="of:=COUNTIF([.N$2:.N$69];[.C30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7042" calcext:value-type="float">
            <text:p>51704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table:formula="of:=COUNTIF([.N$2:.N$69];[.C30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7048" calcext:value-type="float">
            <text:p>5170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table:formula="of:=COUNTIF([.N$2:.N$69];[.C30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7049" calcext:value-type="float">
            <text:p>5170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table:formula="of:=COUNTIF([.N$2:.N$69];[.C30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0097" calcext:value-type="float">
            <text:p>5200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0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0922" calcext:value-type="float">
            <text:p>5209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1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0940" calcext:value-type="float">
            <text:p>5209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1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0988" calcext:value-type="float">
            <text:p>52098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table:formula="of:=COUNTIF([.N$2:.N$69];[.C31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1824" calcext:value-type="float">
            <text:p>5218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table:formula="of:=COUNTIF([.N$2:.N$69];[.C31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1825" calcext:value-type="float">
            <text:p>5218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table:formula="of:=COUNTIF([.N$2:.N$69];[.C31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2204" calcext:value-type="float">
            <text:p>5222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1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4659" calcext:value-type="float">
            <text:p>52465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GRBONUS</text:p>
          </table:table-cell>
          <table:table-cell table:formula="of:=COUNTIF([.N$2:.N$69];[.C31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6955" calcext:value-type="float">
            <text:p>5269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GENC</text:p>
          </table:table-cell>
          <table:table-cell table:formula="of:=COUNTIF([.N$2:.N$69];[.C31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8939" calcext:value-type="float">
            <text:p>5289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table:formula="of:=COUNTIF([.N$2:.N$69];[.C31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8956" calcext:value-type="float">
            <text:p>5289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1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3169" calcext:value-type="float">
            <text:p>5331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TK</text:p>
          </table:table-cell>
          <table:table-cell table:formula="of:=COUNTIF([.N$2:.N$69];[.C32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4261" calcext:value-type="float">
            <text:p>53426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FLEXI</text:p>
          </table:table-cell>
          <table:table-cell table:formula="of:=COUNTIF([.N$2:.N$69];[.C32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5429" calcext:value-type="float">
            <text:p>5354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CEPRCRD</text:p>
          </table:table-cell>
          <table:table-cell table:formula="of:=COUNTIF([.N$2:.N$69];[.C32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5488" calcext:value-type="float">
            <text:p>53548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PARACRD</text:p>
          </table:table-cell>
          <table:table-cell table:formula="of:=COUNTIF([.N$2:.N$69];[.C32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7829" calcext:value-type="float">
            <text:p>5378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</text:p>
          </table:table-cell>
          <table:table-cell table:formula="of:=COUNTIF([.N$2:.N$69];[.C32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8121" calcext:value-type="float">
            <text:p>53812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</text:p>
          </table:table-cell>
          <table:table-cell table:formula="of:=COUNTIF([.N$2:.N$69];[.C32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8124" calcext:value-type="float">
            <text:p>5381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TK</text:p>
          </table:table-cell>
          <table:table-cell table:formula="of:=COUNTIF([.N$2:.N$69];[.C32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8139" calcext:value-type="float">
            <text:p>5381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TK</text:p>
          </table:table-cell>
          <table:table-cell table:formula="of:=COUNTIF([.N$2:.N$69];[.C32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8196" calcext:value-type="float">
            <text:p>5381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</text:p>
          </table:table-cell>
          <table:table-cell table:formula="of:=COUNTIF([.N$2:.N$69];[.C32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0036" calcext:value-type="float">
            <text:p>54003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GBKK</text:p>
          </table:table-cell>
          <table:table-cell table:formula="of:=COUNTIF([.N$2:.N$69];[.C32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0037" calcext:value-type="float">
            <text:p>54003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TK</text:p>
          </table:table-cell>
          <table:table-cell table:formula="of:=COUNTIF([.N$2:.N$69];[.C33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0118" calcext:value-type="float">
            <text:p>5401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3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0669" calcext:value-type="float">
            <text:p>5406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3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0709" calcext:value-type="float">
            <text:p>54070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3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1865" calcext:value-type="float">
            <text:p>5418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LEXI</text:p>
          </table:table-cell>
          <table:table-cell table:formula="of:=COUNTIF([.N$2:.N$69];[.C33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2030" calcext:value-type="float">
            <text:p>5420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3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3738" calcext:value-type="float">
            <text:p>5437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3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4078" calcext:value-type="float">
            <text:p>54407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SANAL</text:p>
          </table:table-cell>
          <table:table-cell table:formula="of:=COUNTIF([.N$2:.N$69];[.C33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4294" calcext:value-type="float">
            <text:p>54429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GBKK</text:p>
          </table:table-cell>
          <table:table-cell table:formula="of:=COUNTIF([.N$2:.N$69];[.C33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8935" calcext:value-type="float">
            <text:p>5489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3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9997" calcext:value-type="float">
            <text:p>5499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</text:p>
          </table:table-cell>
          <table:table-cell table:formula="of:=COUNTIF([.N$2:.N$69];[.C34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53130" calcext:value-type="float">
            <text:p>5531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TK</text:p>
          </table:table-cell>
          <table:table-cell table:formula="of:=COUNTIF([.N$2:.N$69];[.C34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54253" calcext:value-type="float">
            <text:p>5542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CEBONUS</text:p>
          </table:table-cell>
          <table:table-cell table:formula="of:=COUNTIF([.N$2:.N$69];[.C34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54254" calcext:value-type="float">
            <text:p>5542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CESM</text:p>
          </table:table-cell>
          <table:table-cell table:formula="of:=COUNTIF([.N$2:.N$69];[.C34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54960" calcext:value-type="float">
            <text:p>5549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4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57023" calcext:value-type="float">
            <text:p>55702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ANAL</text:p>
          </table:table-cell>
          <table:table-cell table:formula="of:=COUNTIF([.N$2:.N$69];[.C34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58699" calcext:value-type="float">
            <text:p>55869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TK</text:p>
          </table:table-cell>
          <table:table-cell table:formula="of:=COUNTIF([.N$2:.N$69];[.C34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89318" calcext:value-type="float">
            <text:p>5893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table:formula="of:=COUNTIF([.N$2:.N$69];[.C34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622403" calcext:value-type="float">
            <text:p>6224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RGBNS</text:p>
          </table:table-cell>
          <table:table-cell table:formula="of:=COUNTIF([.N$2:.N$69];[.C34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670606" calcext:value-type="float">
            <text:p>67060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table:formula="of:=COUNTIF([.N$2:.N$69];[.C34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676255" calcext:value-type="float">
            <text:p>6762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table:formula="of:=COUNTIF([.N$2:.N$69];[.C35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676283" calcext:value-type="float">
            <text:p>6762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table:formula="of:=COUNTIF([.N$2:.N$69];[.C35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676651" calcext:value-type="float">
            <text:p>67665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table:formula="of:=COUNTIF([.N$2:.N$69];[.C35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676827" calcext:value-type="float">
            <text:p>67682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table:formula="of:=COUNTIF([.N$2:.N$69];[.C35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979205" calcext:value-type="float">
            <text:p>97920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35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979236" calcext:value-type="float">
            <text:p>97923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PARACARD</text:p>
          </table:table-cell>
          <table:table-cell table:formula="of:=COUNTIF([.N$2:.N$69];[.C35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113064" calcext:value-type="float">
            <text:p>113064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table:formula="of:=COUNTIF([.N$2:.N$69];[.C35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18342" calcext:value-type="float">
            <text:p>4183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5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18343" calcext:value-type="float">
            <text:p>41834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5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18344" calcext:value-type="float">
            <text:p>41834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5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18345" calcext:value-type="float">
            <text:p>4183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6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41075" calcext:value-type="float">
            <text:p>4410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table:formula="of:=COUNTIF([.N$2:.N$69];[.C36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41076" calcext:value-type="float">
            <text:p>44107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table:formula="of:=COUNTIF([.N$2:.N$69];[.C36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41077" calcext:value-type="float">
            <text:p>44107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table:formula="of:=COUNTIF([.N$2:.N$69];[.C36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50803" calcext:value-type="float">
            <text:p>45080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6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54314" calcext:value-type="float">
            <text:p>4543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6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54318" calcext:value-type="float">
            <text:p>45431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6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54358" calcext:value-type="float">
            <text:p>4543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6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54359" calcext:value-type="float">
            <text:p>4543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6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54360" calcext:value-type="float">
            <text:p>4543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6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79610" calcext:value-type="float">
            <text:p>47961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7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83602" calcext:value-type="float">
            <text:p>48360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table:formula="of:=COUNTIF([.N$2:.N$69];[.C37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10152" calcext:value-type="float">
            <text:p>51015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7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33803" calcext:value-type="float">
            <text:p>5338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7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35514" calcext:value-type="float">
            <text:p>5355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7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37475" calcext:value-type="float">
            <text:p>5374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7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40667" calcext:value-type="float">
            <text:p>5406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7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40668" calcext:value-type="float">
            <text:p>54066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7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43771" calcext:value-type="float">
            <text:p>54377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7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48237" calcext:value-type="float">
            <text:p>54823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7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52096" calcext:value-type="float">
            <text:p>5520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8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53058" calcext:value-type="float">
            <text:p>5530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8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89283" calcext:value-type="float">
            <text:p>5892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8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979204" calcext:value-type="float">
            <text:p>97920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38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979233" calcext:value-type="float">
            <text:p>97923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38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01622" calcext:value-type="float">
            <text:p>40162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85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04809" calcext:value-type="float">
            <text:p>4048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86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table:style-name="ce11"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06281" calcext:value-type="float">
            <text:p>4062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87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13382" calcext:value-type="float">
            <text:p>4133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88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14392" calcext:value-type="float">
            <text:p>4143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89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20342" calcext:value-type="float">
            <text:p>4203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90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20343" calcext:value-type="float">
            <text:p>42034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91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34728" calcext:value-type="float">
            <text:p>4347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92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34742" calcext:value-type="float">
            <text:p>4347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93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42106" calcext:value-type="float">
            <text:p>44210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94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46212" calcext:value-type="float">
            <text:p>44621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95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50634" calcext:value-type="float">
            <text:p>45063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96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table:style-name="ce11"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55359" calcext:value-type="float">
            <text:p>4553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97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table:style-name="ce11"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77959" calcext:value-type="float">
            <text:p>4779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98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79612" calcext:value-type="float">
            <text:p>47961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99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79620" calcext:value-type="float">
            <text:p>47962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0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79794" calcext:value-type="float">
            <text:p>4797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1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79795" calcext:value-type="float">
            <text:p>4797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2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90983" calcext:value-type="float">
            <text:p>4909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03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91205" calcext:value-type="float">
            <text:p>49120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4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91206" calcext:value-type="float">
            <text:p>49120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5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92128" calcext:value-type="float">
            <text:p>4921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6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92130" calcext:value-type="float">
            <text:p>49213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7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92131" calcext:value-type="float">
            <text:p>49213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8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94314" calcext:value-type="float">
            <text:p>4943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09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24627" calcext:value-type="float">
            <text:p>52462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10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25864" calcext:value-type="float">
            <text:p>5258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11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33913" calcext:value-type="float">
            <text:p>5339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12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35435" calcext:value-type="float">
            <text:p>5354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13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35601" calcext:value-type="float">
            <text:p>5356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14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35602" calcext:value-type="float">
            <text:p>53560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15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37518" calcext:value-type="float">
            <text:p>5375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16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37833" calcext:value-type="float">
            <text:p>53783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17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0061" calcext:value-type="float">
            <text:p>54006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18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0062" calcext:value-type="float">
            <text:p>54006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19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0063" calcext:value-type="float">
            <text:p>54006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0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0122" calcext:value-type="float">
            <text:p>5401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1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0129" calcext:value-type="float">
            <text:p>5401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2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2117" calcext:value-type="float">
            <text:p>5421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3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5103" calcext:value-type="float">
            <text:p>5451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4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9624" calcext:value-type="float">
            <text:p>5496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5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52645" calcext:value-type="float">
            <text:p>55264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6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52659" calcext:value-type="float">
            <text:p>55265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7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54422" calcext:value-type="float">
            <text:p>5544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8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603797" calcext:value-type="float">
            <text:p>6037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29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639004" calcext:value-type="float">
            <text:p>6390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30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657366" calcext:value-type="float">
            <text:p>65736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431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657998" calcext:value-type="float">
            <text:p>65799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432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676166" calcext:value-type="float">
            <text:p>6761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33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979215" calcext:value-type="float">
            <text:p>97921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434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979241" calcext:value-type="float">
            <text:p>97924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435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float" office:value="437897" calcext:value-type="float">
            <text:p>43789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3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float" office:value="471509" calcext:value-type="float">
            <text:p>4715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3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float" office:value="553493" calcext:value-type="float">
            <text:p>5534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3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float" office:value="555087" calcext:value-type="float">
            <text:p>55508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3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float" office:value="419389" calcext:value-type="float">
            <text:p>41938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4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float" office:value="518599" calcext:value-type="float">
            <text:p>51859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4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float" office:value="529939" calcext:value-type="float">
            <text:p>5299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4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float" office:value="552098" calcext:value-type="float">
            <text:p>55209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4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float" office:value="589288" calcext:value-type="float">
            <text:p>58928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4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float" office:value="677522" calcext:value-type="float">
            <text:p>6775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4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00684" calcext:value-type="float">
            <text:p>4006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table:formula="of:=COUNTIF([.N$2:.N$69];[.C44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08579" calcext:value-type="float">
            <text:p>40857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table:formula="of:=COUNTIF([.N$2:.N$69];[.C44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08581" calcext:value-type="float">
            <text:p>4085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4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14070" calcext:value-type="float">
            <text:p>41407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4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20322" calcext:value-type="float">
            <text:p>42032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table:formula="of:=COUNTIF([.N$2:.N$69];[.C45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20323" calcext:value-type="float">
            <text:p>42032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table:formula="of:=COUNTIF([.N$2:.N$69];[.C45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20324" calcext:value-type="float">
            <text:p>4203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table:formula="of:=COUNTIF([.N$2:.N$69];[.C45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23091" calcext:value-type="float">
            <text:p>4230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5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55571" calcext:value-type="float">
            <text:p>4555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5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74823" calcext:value-type="float">
            <text:p>47482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5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79632" calcext:value-type="float">
            <text:p>47963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5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79633" calcext:value-type="float">
            <text:p>47963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5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80296" calcext:value-type="float">
            <text:p>48029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NSTK</text:p>
          </table:table-cell>
          <table:table-cell table:formula="of:=COUNTIF([.N$2:.N$69];[.C45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90805" calcext:value-type="float">
            <text:p>49080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5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90806" calcext:value-type="float">
            <text:p>49080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6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90807" calcext:value-type="float">
            <text:p>49080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6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90808" calcext:value-type="float">
            <text:p>4908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6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10151" calcext:value-type="float">
            <text:p>51015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table:formula="of:=COUNTIF([.N$2:.N$69];[.C46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14140" calcext:value-type="float">
            <text:p>5141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PGS</text:p>
          </table:table-cell>
          <table:table-cell table:formula="of:=COUNTIF([.N$2:.N$69];[.C46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15755" calcext:value-type="float">
            <text:p>5157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6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15895" calcext:value-type="float">
            <text:p>51589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6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17946" calcext:value-type="float">
            <text:p>5179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table:formula="of:=COUNTIF([.N$2:.N$69];[.C46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26973" calcext:value-type="float">
            <text:p>52697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PGS</text:p>
          </table:table-cell>
          <table:table-cell table:formula="of:=COUNTIF([.N$2:.N$69];[.C46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26975" calcext:value-type="float">
            <text:p>5269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PGS</text:p>
          </table:table-cell>
          <table:table-cell table:formula="of:=COUNTIF([.N$2:.N$69];[.C46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31401" calcext:value-type="float">
            <text:p>5314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PGS</text:p>
          </table:table-cell>
          <table:table-cell table:formula="of:=COUNTIF([.N$2:.N$69];[.C47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32443" calcext:value-type="float">
            <text:p>5324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table:formula="of:=COUNTIF([.N$2:.N$69];[.C47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35137" calcext:value-type="float">
            <text:p>53513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7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0024" calcext:value-type="float">
            <text:p>5400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7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0025" calcext:value-type="float">
            <text:p>5400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7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2029" calcext:value-type="float">
            <text:p>5420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7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2605" calcext:value-type="float">
            <text:p>5426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7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2965" calcext:value-type="float">
            <text:p>5429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table:formula="of:=COUNTIF([.N$2:.N$69];[.C47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2967" calcext:value-type="float">
            <text:p>5429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table:formula="of:=COUNTIF([.N$2:.N$69];[.C47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7765" calcext:value-type="float">
            <text:p>5477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NSTK</text:p>
          </table:table-cell>
          <table:table-cell table:formula="of:=COUNTIF([.N$2:.N$69];[.C47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8819" calcext:value-type="float">
            <text:p>5488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8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50074" calcext:value-type="float">
            <text:p>55007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table:formula="of:=COUNTIF([.N$2:.N$69];[.C48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50478" calcext:value-type="float">
            <text:p>55047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8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54297" calcext:value-type="float">
            <text:p>5542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8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54570" calcext:value-type="float">
            <text:p>5545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table:formula="of:=COUNTIF([.N$2:.N$69];[.C48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603322" calcext:value-type="float">
            <text:p>6033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8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676366" calcext:value-type="float">
            <text:p>6763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8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676402" calcext:value-type="float">
            <text:p>67640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8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979224" calcext:value-type="float">
            <text:p>97922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48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979242" calcext:value-type="float">
            <text:p>97924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48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423495" calcext:value-type="float">
            <text:p>4234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9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434909" calcext:value-type="float">
            <text:p>4349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9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468973" calcext:value-type="float">
            <text:p>4689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9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517601" calcext:value-type="float">
            <text:p>5176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9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522075" calcext:value-type="float">
            <text:p>5220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IBBONUS</text:p>
          </table:table-cell>
          <table:table-cell table:formula="of:=COUNTIF([.N$2:.N$69];[.C49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522566" calcext:value-type="float">
            <text:p>5225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IBBONUS</text:p>
          </table:table-cell>
          <table:table-cell table:formula="of:=COUNTIF([.N$2:.N$69];[.C49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522576" calcext:value-type="float">
            <text:p>52257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9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527765" calcext:value-type="float">
            <text:p>5277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IBBONUS</text:p>
          </table:table-cell>
          <table:table-cell table:formula="of:=COUNTIF([.N$2:.N$69];[.C49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543624" calcext:value-type="float">
            <text:p>5436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9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559056" calcext:value-type="float">
            <text:p>5590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IBBNSTK</text:p>
          </table:table-cell>
          <table:table-cell table:formula="of:=COUNTIF([.N$2:.N$69];[.C49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603343" calcext:value-type="float">
            <text:p>6033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0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671217" calcext:value-type="float">
            <text:p>6712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0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979225" calcext:value-type="float">
            <text:p>97922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0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TURKLAND BANK</text:p>
          </table:table-cell>
          <table:table-cell office:value-type="float" office:value="548375" calcext:value-type="float">
            <text:p>5483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0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TURKLAND BANK</text:p>
          </table:table-cell>
          <table:table-cell office:value-type="float" office:value="603005" calcext:value-type="float">
            <text:p>6030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0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TURKLAND BANK</text:p>
          </table:table-cell>
          <table:table-cell office:value-type="float" office:value="676429" calcext:value-type="float">
            <text:p>6764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0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TURKLAND BANK</text:p>
          </table:table-cell>
          <table:table-cell office:value-type="float" office:value="979231" calcext:value-type="float">
            <text:p>97923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0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413729" calcext:value-type="float">
            <text:p>41372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KSBONUS</text:p>
          </table:table-cell>
          <table:table-cell table:formula="of:=COUNTIF([.N$2:.N$69];[.C50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413972" calcext:value-type="float">
            <text:p>4139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KSBONUS</text:p>
          </table:table-cell>
          <table:table-cell table:formula="of:=COUNTIF([.N$2:.N$69];[.C50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445988" calcext:value-type="float">
            <text:p>4459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0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456057" calcext:value-type="float">
            <text:p>4560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KSBONUS</text:p>
          </table:table-cell>
          <table:table-cell table:formula="of:=COUNTIF([.N$2:.N$69];[.C51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456059" calcext:value-type="float">
            <text:p>4560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KSBONUS</text:p>
          </table:table-cell>
          <table:table-cell table:formula="of:=COUNTIF([.N$2:.N$69];[.C51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514025" calcext:value-type="float">
            <text:p>5140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ONUS</text:p>
          </table:table-cell>
          <table:table-cell table:formula="of:=COUNTIF([.N$2:.N$69];[.C51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521875" calcext:value-type="float">
            <text:p>5218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ONUS</text:p>
          </table:table-cell>
          <table:table-cell table:formula="of:=COUNTIF([.N$2:.N$69];[.C51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527080" calcext:value-type="float">
            <text:p>5270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KART</text:p>
          </table:table-cell>
          <table:table-cell table:formula="of:=COUNTIF([.N$2:.N$69];[.C51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545769" calcext:value-type="float">
            <text:p>5457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ONUS</text:p>
          </table:table-cell>
          <table:table-cell table:formula="of:=COUNTIF([.N$2:.N$69];[.C51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545770" calcext:value-type="float">
            <text:p>5457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ONUS</text:p>
          </table:table-cell>
          <table:table-cell table:formula="of:=COUNTIF([.N$2:.N$69];[.C51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558634" calcext:value-type="float">
            <text:p>5586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NSTK</text:p>
          </table:table-cell>
          <table:table-cell table:formula="of:=COUNTIF([.N$2:.N$69];[.C51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589416" calcext:value-type="float">
            <text:p>58941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1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979239" calcext:value-type="float">
            <text:p>97923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1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01072" calcext:value-type="float">
            <text:p>4010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02277" calcext:value-type="float">
            <text:p>40227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02278" calcext:value-type="float">
            <text:p>40227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02563" calcext:value-type="float">
            <text:p>40256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03082" calcext:value-type="float">
            <text:p>4030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06386" calcext:value-type="float">
            <text:p>40638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2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09364" calcext:value-type="float">
            <text:p>40936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10147" calcext:value-type="float">
            <text:p>4101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13583" calcext:value-type="float">
            <text:p>4135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14388" calcext:value-type="float">
            <text:p>4143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15565" calcext:value-type="float">
            <text:p>41556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15956" calcext:value-type="float">
            <text:p>4159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3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20092" calcext:value-type="float">
            <text:p>4200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3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22376" calcext:value-type="float">
            <text:p>42237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23277" calcext:value-type="float">
            <text:p>42327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23398" calcext:value-type="float">
            <text:p>42339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27311" calcext:value-type="float">
            <text:p>42731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31379" calcext:value-type="float">
            <text:p>43137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3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35653" calcext:value-type="float">
            <text:p>43565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41007" calcext:value-type="float">
            <text:p>44100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42395" calcext:value-type="float">
            <text:p>4423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4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44029" calcext:value-type="float">
            <text:p>44402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4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59333" calcext:value-type="float">
            <text:p>45933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4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79679" calcext:value-type="float">
            <text:p>47967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4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98749" calcext:value-type="float">
            <text:p>4987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4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99850" calcext:value-type="float">
            <text:p>49985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table:formula="of:=COUNTIF([.N$2:.N$69];[.C54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99851" calcext:value-type="float">
            <text:p>4998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4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99852" calcext:value-type="float">
            <text:p>4998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4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99853" calcext:value-type="float">
            <text:p>49985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4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16835" calcext:value-type="float">
            <text:p>5168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4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19324" calcext:value-type="float">
            <text:p>5193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21022" calcext:value-type="float">
            <text:p>5210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21836" calcext:value-type="float">
            <text:p>52183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26911" calcext:value-type="float">
            <text:p>52691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29572" calcext:value-type="float">
            <text:p>52957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30818" calcext:value-type="float">
            <text:p>5308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31157" calcext:value-type="float">
            <text:p>53115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42404" calcext:value-type="float">
            <text:p>5424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45120" calcext:value-type="float">
            <text:p>54512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45616" calcext:value-type="float">
            <text:p>54561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45847" calcext:value-type="float">
            <text:p>5458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6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47567" calcext:value-type="float">
            <text:p>5475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6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47800" calcext:value-type="float">
            <text:p>54780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6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601050" calcext:value-type="float">
            <text:p>6010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6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677238" calcext:value-type="float">
            <text:p>6772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6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979202" calcext:value-type="float">
            <text:p>97920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56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979203" calcext:value-type="float">
            <text:p>97920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6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05903" calcext:value-type="float">
            <text:p>40590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6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05913" calcext:value-type="float">
            <text:p>40591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6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05917" calcext:value-type="float">
            <text:p>40591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6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05918" calcext:value-type="float">
            <text:p>40591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7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05919" calcext:value-type="float">
            <text:p>40591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7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08969" calcext:value-type="float">
            <text:p>40896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7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09071" calcext:value-type="float">
            <text:p>4090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7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22629" calcext:value-type="float">
            <text:p>42262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7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24909" calcext:value-type="float">
            <text:p>4249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7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28240" calcext:value-type="float">
            <text:p>42824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7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96019" calcext:value-type="float">
            <text:p>49601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7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10005" calcext:value-type="float">
            <text:p>5100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7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12651" calcext:value-type="float">
            <text:p>51265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7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19399" calcext:value-type="float">
            <text:p>51939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25413" calcext:value-type="float">
            <text:p>5254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25795" calcext:value-type="float">
            <text:p>52579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40643" calcext:value-type="float">
            <text:p>5406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42254" calcext:value-type="float">
            <text:p>5422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45183" calcext:value-type="float">
            <text:p>5451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0472" calcext:value-type="float">
            <text:p>55047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0473" calcext:value-type="float">
            <text:p>55047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2143" calcext:value-type="float">
            <text:p>5521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6030" calcext:value-type="float">
            <text:p>5560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6031" calcext:value-type="float">
            <text:p>55603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9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6033" calcext:value-type="float">
            <text:p>55603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9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6034" calcext:value-type="float">
            <text:p>5560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9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6665" calcext:value-type="float">
            <text:p>5566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9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676401" calcext:value-type="float">
            <text:p>6764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9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677193" calcext:value-type="float">
            <text:p>6771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9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979214" calcext:value-type="float">
            <text:p>97921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9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365770" calcext:value-type="float">
            <text:p>36577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9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365771" calcext:value-type="float">
            <text:p>36577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9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365772" calcext:value-type="float">
            <text:p>36577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9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365773" calcext:value-type="float">
            <text:p>36577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60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416394" calcext:value-type="float">
            <text:p>4163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0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466280" calcext:value-type="float">
            <text:p>4662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TNFBNS</text:p>
          </table:table-cell>
          <table:table-cell table:formula="of:=COUNTIF([.N$2:.N$69];[.C60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466281" calcext:value-type="float">
            <text:p>4662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TNFBNS</text:p>
          </table:table-cell>
          <table:table-cell table:formula="of:=COUNTIF([.N$2:.N$69];[.C60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466282" calcext:value-type="float">
            <text:p>4662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TNFBNS</text:p>
          </table:table-cell>
          <table:table-cell table:formula="of:=COUNTIF([.N$2:.N$69];[.C60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466283" calcext:value-type="float">
            <text:p>4662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TBNSTK</text:p>
          </table:table-cell>
          <table:table-cell table:formula="of:=COUNTIF([.N$2:.N$69];[.C60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466284" calcext:value-type="float">
            <text:p>4662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0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512618" calcext:value-type="float">
            <text:p>5126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BNS</text:p>
          </table:table-cell>
          <table:table-cell table:formula="of:=COUNTIF([.N$2:.N$69];[.C60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516308" calcext:value-type="float">
            <text:p>5163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KRT</text:p>
          </table:table-cell>
          <table:table-cell table:formula="of:=COUNTIF([.N$2:.N$69];[.C60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516458" calcext:value-type="float">
            <text:p>5164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BNS</text:p>
          </table:table-cell>
          <table:table-cell table:formula="of:=COUNTIF([.N$2:.N$69];[.C60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522221" calcext:value-type="float">
            <text:p>52222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BNS</text:p>
          </table:table-cell>
          <table:table-cell table:formula="of:=COUNTIF([.N$2:.N$69];[.C61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544836" calcext:value-type="float">
            <text:p>54483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BNS</text:p>
          </table:table-cell>
          <table:table-cell table:formula="of:=COUNTIF([.N$2:.N$69];[.C61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558485" calcext:value-type="float">
            <text:p>55848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1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654997" calcext:value-type="float">
            <text:p>65499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61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670670" calcext:value-type="float">
            <text:p>6706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1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979228" calcext:value-type="float">
            <text:p>97922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61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float" office:value="414941" calcext:value-type="float">
            <text:p>41494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1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float" office:value="483013" calcext:value-type="float">
            <text:p>48301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1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float" office:value="491373" calcext:value-type="float">
            <text:p>4913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1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float" office:value="543943" calcext:value-type="float">
            <text:p>5439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1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float" office:value="545863" calcext:value-type="float">
            <text:p>54586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2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113134" calcext:value-type="float">
            <text:p>113134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table:formula="of:=COUNTIF([.N$2:.N$69];[.C62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03134" calcext:value-type="float">
            <text:p>40313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2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04990" calcext:value-type="float">
            <text:p>40499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2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08625" calcext:value-type="float">
            <text:p>40862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2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09070" calcext:value-type="float">
            <text:p>40907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2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11924" calcext:value-type="float">
            <text:p>4119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2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23667" calcext:value-type="float">
            <text:p>42366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2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24360" calcext:value-type="float">
            <text:p>4243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2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24361" calcext:value-type="float">
            <text:p>42436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2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41139" calcext:value-type="float">
            <text:p>44113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3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60345" calcext:value-type="float">
            <text:p>4603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3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60346" calcext:value-type="float">
            <text:p>4603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3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60347" calcext:value-type="float">
            <text:p>4603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3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62276" calcext:value-type="float">
            <text:p>46227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3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62448" calcext:value-type="float">
            <text:p>46244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3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62449" calcext:value-type="float">
            <text:p>4624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3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65574" calcext:value-type="float">
            <text:p>4655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3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72914" calcext:value-type="float">
            <text:p>4729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3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72915" calcext:value-type="float">
            <text:p>4729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KART</text:p>
          </table:table-cell>
          <table:table-cell table:formula="of:=COUNTIF([.N$2:.N$69];[.C63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76662" calcext:value-type="float">
            <text:p>47666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4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83747" calcext:value-type="float">
            <text:p>4837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4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89456" calcext:value-type="float">
            <text:p>4894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4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89457" calcext:value-type="float">
            <text:p>4894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4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89458" calcext:value-type="float">
            <text:p>4894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4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08129" calcext:value-type="float">
            <text:p>5081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4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0063" calcext:value-type="float">
            <text:p>51006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4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0118" calcext:value-type="float">
            <text:p>5101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NSTK</text:p>
          </table:table-cell>
          <table:table-cell table:formula="of:=COUNTIF([.N$2:.N$69];[.C64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0119" calcext:value-type="float">
            <text:p>5101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4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2017" calcext:value-type="float">
            <text:p>5120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4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2117" calcext:value-type="float">
            <text:p>5121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5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4924" calcext:value-type="float">
            <text:p>5149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5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5865" calcext:value-type="float">
            <text:p>5158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5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6731" calcext:value-type="float">
            <text:p>51673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5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6740" calcext:value-type="float">
            <text:p>5167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NTDB</text:p>
          </table:table-cell>
          <table:table-cell table:formula="of:=COUNTIF([.N$2:.N$69];[.C65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6914" calcext:value-type="float">
            <text:p>5169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5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7047" calcext:value-type="float">
            <text:p>5170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5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20019" calcext:value-type="float">
            <text:p>5200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5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20303" calcext:value-type="float">
            <text:p>5203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5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20909" calcext:value-type="float">
            <text:p>52090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5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22517" calcext:value-type="float">
            <text:p>5225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6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23515" calcext:value-type="float">
            <text:p>52351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6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29545" calcext:value-type="float">
            <text:p>52954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6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29876" calcext:value-type="float">
            <text:p>52987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6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33293" calcext:value-type="float">
            <text:p>5332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6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33330" calcext:value-type="float">
            <text:p>5333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6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43358" calcext:value-type="float">
            <text:p>5433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6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43400" calcext:value-type="float">
            <text:p>54340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6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43427" calcext:value-type="float">
            <text:p>54342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KART</text:p>
          </table:table-cell>
          <table:table-cell table:formula="of:=COUNTIF([.N$2:.N$69];[.C66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46764" calcext:value-type="float">
            <text:p>5467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6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49839" calcext:value-type="float">
            <text:p>5498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7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52679" calcext:value-type="float">
            <text:p>55267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7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54483" calcext:value-type="float">
            <text:p>5544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7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58443" calcext:value-type="float">
            <text:p>5584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7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58446" calcext:value-type="float">
            <text:p>5584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7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58448" calcext:value-type="float">
            <text:p>5584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7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58460" calcext:value-type="float">
            <text:p>5584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NSTK</text:p>
          </table:table-cell>
          <table:table-cell table:formula="of:=COUNTIF([.N$2:.N$69];[.C67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58514" calcext:value-type="float">
            <text:p>5585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7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601912" calcext:value-type="float">
            <text:p>60191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7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670610" calcext:value-type="float">
            <text:p>6706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7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670640" calcext:value-type="float">
            <text:p>6706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8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979220" calcext:value-type="float">
            <text:p>97922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68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979237" calcext:value-type="float">
            <text:p>97923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68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979243" calcext:value-type="float">
            <text:p>97924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68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425846" calcext:value-type="float">
            <text:p>4258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84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425847" calcext:value-type="float">
            <text:p>4258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85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425848" calcext:value-type="float">
            <text:p>42584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86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425849" calcext:value-type="float">
            <text:p>4258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8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441341" calcext:value-type="float">
            <text:p>44134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88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522240" calcext:value-type="float">
            <text:p>5222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89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522241" calcext:value-type="float">
            <text:p>5222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90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535881" calcext:value-type="float">
            <text:p>53588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9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554301" calcext:value-type="float">
            <text:p>5543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92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558593" calcext:value-type="float">
            <text:p>5585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93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676460" calcext:value-type="float">
            <text:p>6764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9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979240" calcext:value-type="float">
            <text:p>97924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69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453144" calcext:value-type="float">
            <text:p>45314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9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453145" calcext:value-type="float">
            <text:p>4531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9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453146" calcext:value-type="float">
            <text:p>4531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9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453147" calcext:value-type="float">
            <text:p>4531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9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453148" calcext:value-type="float">
            <text:p>45314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0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453149" calcext:value-type="float">
            <text:p>4531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0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04166" calcext:value-type="float">
            <text:p>5041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0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15456" calcext:value-type="float">
            <text:p>5154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0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17343" calcext:value-type="float">
            <text:p>5173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0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28246" calcext:value-type="float">
            <text:p>5282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0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32813" calcext:value-type="float">
            <text:p>5328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0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34563" calcext:value-type="float">
            <text:p>53456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0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34567" calcext:value-type="float">
            <text:p>5345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0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35843" calcext:value-type="float">
            <text:p>5358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0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81877" calcext:value-type="float">
            <text:p>58187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1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671121" calcext:value-type="float">
            <text:p>67112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1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671155" calcext:value-type="float">
            <text:p>6711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1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979213" calcext:value-type="float">
            <text:p>97921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71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8791" calcext:value-type="float">
            <text:p>4687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1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8793" calcext:value-type="float">
            <text:p>4687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1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8794" calcext:value-type="float">
            <text:p>4687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1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8795" calcext:value-type="float">
            <text:p>4687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1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8796" calcext:value-type="float">
            <text:p>46879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1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8797" calcext:value-type="float">
            <text:p>46879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1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9180" calcext:value-type="float">
            <text:p>4691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2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9181" calcext:value-type="float">
            <text:p>4691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2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9183" calcext:value-type="float">
            <text:p>4691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2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16944" calcext:value-type="float">
            <text:p>51694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2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19007" calcext:value-type="float">
            <text:p>51900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2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19261" calcext:value-type="float">
            <text:p>51926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2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2347" calcext:value-type="float">
            <text:p>5223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2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2356" calcext:value-type="float">
            <text:p>5223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2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2362" calcext:value-type="float">
            <text:p>52236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2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3416" calcext:value-type="float">
            <text:p>52341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2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4677" calcext:value-type="float">
            <text:p>52467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3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6952" calcext:value-type="float">
            <text:p>52695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3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7369" calcext:value-type="float">
            <text:p>5273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3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7383" calcext:value-type="float">
            <text:p>5273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3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7396" calcext:value-type="float">
            <text:p>5273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3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8064" calcext:value-type="float">
            <text:p>5280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3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35446" calcext:value-type="float">
            <text:p>5354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3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36255" calcext:value-type="float">
            <text:p>5362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3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670868" calcext:value-type="float">
            <text:p>67086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3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979219" calcext:value-type="float">
            <text:p>97921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73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17715" calcext:value-type="float">
            <text:p>4177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40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17716" calcext:value-type="float">
            <text:p>41771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4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23002" calcext:value-type="float">
            <text:p>42300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table:formula="of:=COUNTIF([.N$2:.N$69];[.C74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24935" calcext:value-type="float">
            <text:p>42493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43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32284" calcext:value-type="float">
            <text:p>4322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44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32285" calcext:value-type="float">
            <text:p>43228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45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34572" calcext:value-type="float">
            <text:p>4345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4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79671" calcext:value-type="float">
            <text:p>4796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4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511583" calcext:value-type="float">
            <text:p>5115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48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533796" calcext:value-type="float">
            <text:p>5337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4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533973" calcext:value-type="float">
            <text:p>53397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5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534264" calcext:value-type="float">
            <text:p>5342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51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547234" calcext:value-type="float">
            <text:p>5472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52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548232" calcext:value-type="float">
            <text:p>54823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5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677397" calcext:value-type="float">
            <text:p>6773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5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979226" calcext:value-type="float">
            <text:p>97922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75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979227" calcext:value-type="float">
            <text:p>97922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75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02589" calcext:value-type="float">
            <text:p>40258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5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02590" calcext:value-type="float">
            <text:p>40259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5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02591" calcext:value-type="float">
            <text:p>4025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5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02592" calcext:value-type="float">
            <text:p>4025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6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03360" calcext:value-type="float">
            <text:p>4033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6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03810" calcext:value-type="float">
            <text:p>40381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6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10555" calcext:value-type="float">
            <text:p>41055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6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10556" calcext:value-type="float">
            <text:p>4105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6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24487" calcext:value-type="float">
            <text:p>42448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6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31024" calcext:value-type="float">
            <text:p>4310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6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83673" calcext:value-type="float">
            <text:p>4836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table:formula="of:=COUNTIF([.N$2:.N$69];[.C76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83674" calcext:value-type="float">
            <text:p>4836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6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83714" calcext:value-type="float">
            <text:p>4837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6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511660" calcext:value-type="float">
            <text:p>5116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7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512595" calcext:value-type="float">
            <text:p>51259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7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518896" calcext:value-type="float">
            <text:p>5188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7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520180" calcext:value-type="float">
            <text:p>5201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7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525312" calcext:value-type="float">
            <text:p>52531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7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527083" calcext:value-type="float">
            <text:p>5270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7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547564" calcext:value-type="float">
            <text:p>5475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7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677055" calcext:value-type="float">
            <text:p>6770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7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979216" calcext:value-type="float">
            <text:p>97921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77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00742" calcext:value-type="float">
            <text:p>4007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KART</text:p>
          </table:table-cell>
          <table:table-cell table:formula="of:=COUNTIF([.N$2:.N$69];[.C77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04952" calcext:value-type="float">
            <text:p>4049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8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11685" calcext:value-type="float">
            <text:p>41168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8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16275" calcext:value-type="float">
            <text:p>4162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8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24927" calcext:value-type="float">
            <text:p>42492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table:formula="of:=COUNTIF([.N$2:.N$69];[.C78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24931" calcext:value-type="float">
            <text:p>42493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8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28462" calcext:value-type="float">
            <text:p>42846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table:formula="of:=COUNTIF([.N$2:.N$69];[.C78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35627" calcext:value-type="float">
            <text:p>43562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8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35628" calcext:value-type="float">
            <text:p>4356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8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35629" calcext:value-type="float">
            <text:p>43562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8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41206" calcext:value-type="float">
            <text:p>44120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KART</text:p>
          </table:table-cell>
          <table:table-cell table:formula="of:=COUNTIF([.N$2:.N$69];[.C78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70954" calcext:value-type="float">
            <text:p>4709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KART</text:p>
          </table:table-cell>
          <table:table-cell table:formula="of:=COUNTIF([.N$2:.N$69];[.C79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79915" calcext:value-type="float">
            <text:p>4799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table:formula="of:=COUNTIF([.N$2:.N$69];[.C79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79916" calcext:value-type="float">
            <text:p>47991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table:formula="of:=COUNTIF([.N$2:.N$69];[.C79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79917" calcext:value-type="float">
            <text:p>47991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table:formula="of:=COUNTIF([.N$2:.N$69];[.C79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85061" calcext:value-type="float">
            <text:p>48506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9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98724" calcext:value-type="float">
            <text:p>4987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table:formula="of:=COUNTIF([.N$2:.N$69];[.C79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98725" calcext:value-type="float">
            <text:p>49872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table:formula="of:=COUNTIF([.N$2:.N$69];[.C79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11758" calcext:value-type="float">
            <text:p>5117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table:formula="of:=COUNTIF([.N$2:.N$69];[.C79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11783" calcext:value-type="float">
            <text:p>5117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KART</text:p>
          </table:table-cell>
          <table:table-cell table:formula="of:=COUNTIF([.N$2:.N$69];[.C79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12360" calcext:value-type="float">
            <text:p>5123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table:formula="of:=COUNTIF([.N$2:.N$69];[.C79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21848" calcext:value-type="float">
            <text:p>5218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table:formula="of:=COUNTIF([.N$2:.N$69];[.C80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28293" calcext:value-type="float">
            <text:p>5282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KART</text:p>
          </table:table-cell>
          <table:table-cell table:formula="of:=COUNTIF([.N$2:.N$69];[.C80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37719" calcext:value-type="float">
            <text:p>5377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table:formula="of:=COUNTIF([.N$2:.N$69];[.C80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49294" calcext:value-type="float">
            <text:p>54929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table:formula="of:=COUNTIF([.N$2:.N$69];[.C80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52610" calcext:value-type="float">
            <text:p>5526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80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606043" calcext:value-type="float">
            <text:p>6060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80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677451" calcext:value-type="float">
            <text:p>6774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80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979218" calcext:value-type="float">
            <text:p>97921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80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float" office:value="416283" calcext:value-type="float">
            <text:p>4162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0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float" office:value="535248" calcext:value-type="float">
            <text:p>5352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80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float" office:value="539134" calcext:value-type="float">
            <text:p>5391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81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float" office:value="670586" calcext:value-type="float">
            <text:p>67058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81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float" office:value="979221" calcext:value-type="float">
            <text:p>97922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81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float" office:value="483703" calcext:value-type="float">
            <text:p>48370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table:formula="of:=COUNTIF([.N$2:.N$69];[.C81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float" office:value="483704" calcext:value-type="float">
            <text:p>48370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table:formula="of:=COUNTIF([.N$2:.N$69];[.C81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float" office:value="535355" calcext:value-type="float">
            <text:p>5353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81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float" office:value="670544" calcext:value-type="float">
            <text:p>67054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81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float" office:value="979250" calcext:value-type="float">
            <text:p>97925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81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492192" calcext:value-type="float">
            <text:p>4921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1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512446" calcext:value-type="float">
            <text:p>5124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81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516742" calcext:value-type="float">
            <text:p>51674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82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521584" calcext:value-type="float">
            <text:p>52158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82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539605" calcext:value-type="float">
            <text:p>5396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PTBNS</text:p>
          </table:table-cell>
          <table:table-cell table:formula="of:=COUNTIF([.N$2:.N$69];[.C82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549938" calcext:value-type="float">
            <text:p>5499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PTBNS</text:p>
          </table:table-cell>
          <table:table-cell table:formula="of:=COUNTIF([.N$2:.N$69];[.C82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554566" calcext:value-type="float">
            <text:p>5545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PTBNS</text:p>
          </table:table-cell>
          <table:table-cell table:formula="of:=COUNTIF([.N$2:.N$69];[.C82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677047" calcext:value-type="float">
            <text:p>6770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82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</table:table>
      <table:table table:name="YapıKredi" table:style-name="ta1">
        <table:table-column table:style-name="co13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Default"/>
        <table:table-column table:style-name="co28" table:default-cell-style-name="Default"/>
        <table:table-column table:style-name="co13" table:default-cell-style-name="Default"/>
        <table:table-row table:style-name="ro2">
          <table:table-cell office:value-type="string" calcext:value-type="string">
            <text:p>Banka Kodu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Kart Tipi</text:p>
          </table:table-cell>
          <table:table-cell office:value-type="string" calcext:value-type="string">
            <text:p>Banka</text:p>
          </table:table-cell>
          <table:table-cell office:value-type="string" calcext:value-type="string">
            <text:p>taksit</text:p>
          </table:table-cell>
          <table:table-cell office:value-type="string" calcext:value-type="string">
            <text:p>odul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94314" calcext:value-type="float">
            <text:p>494314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01622" calcext:value-type="float">
            <text:p>401622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90983" calcext:value-type="float">
            <text:p>490983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13382" calcext:value-type="float">
            <text:p>413382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14392" calcext:value-type="float">
            <text:p>414392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42106" calcext:value-type="float">
            <text:p>442106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20343" calcext:value-type="float">
            <text:p>420343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639004" calcext:value-type="float">
            <text:p>639004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603797" calcext:value-type="float">
            <text:p>603797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676166" calcext:value-type="float">
            <text:p>676166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37833" calcext:value-type="float">
            <text:p>537833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16888" calcext:value-type="float">
            <text:p>516888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20342" calcext:value-type="float">
            <text:p>420342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35602" calcext:value-type="float">
            <text:p>535602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06281" calcext:value-type="float">
            <text:p>406281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79612" calcext:value-type="float">
            <text:p>479612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35435" calcext:value-type="float">
            <text:p>535435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657366" calcext:value-type="float">
            <text:p>657366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979241" calcext:value-type="float">
            <text:p>979241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35601" calcext:value-type="float">
            <text:p>535601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20342" calcext:value-type="float">
            <text:p>42034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20343" calcext:value-type="float">
            <text:p>42034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37833" calcext:value-type="float">
            <text:p>53783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46212" calcext:value-type="float">
            <text:p>446212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50634" calcext:value-type="float">
            <text:p>45063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92130" calcext:value-type="float">
            <text:p>492130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91205" calcext:value-type="float">
            <text:p>491205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91206" calcext:value-type="float">
            <text:p>491206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04809" calcext:value-type="float">
            <text:p>404809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76625" calcext:value-type="float">
            <text:p>476625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76626" calcext:value-type="float">
            <text:p>476626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40061" calcext:value-type="float">
            <text:p>540061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40062" calcext:value-type="float">
            <text:p>540062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40063" calcext:value-type="float">
            <text:p>540063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45103" calcext:value-type="float">
            <text:p>545103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40122" calcext:value-type="float">
            <text:p>540122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40129" calcext:value-type="float">
            <text:p>540129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33913" calcext:value-type="float">
            <text:p>533913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25864" calcext:value-type="float">
            <text:p>52586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79794" calcext:value-type="float">
            <text:p>47979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79795" calcext:value-type="float">
            <text:p>479795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42117" calcext:value-type="float">
            <text:p>542117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79620" calcext:value-type="float">
            <text:p>479620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979263" calcext:value-type="float">
            <text:p>979263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55359" calcext:value-type="float">
            <text:p>455359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52645" calcext:value-type="float">
            <text:p>552645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52659" calcext:value-type="float">
            <text:p>552659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10054" calcext:value-type="float">
            <text:p>510054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76625" calcext:value-type="float">
            <text:p>476625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76626" calcext:value-type="float">
            <text:p>476626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34839" calcext:value-type="float">
            <text:p>434839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23034" calcext:value-type="float">
            <text:p>523034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79909" calcext:value-type="float">
            <text:p>479909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93841" calcext:value-type="float">
            <text:p>493841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11979" calcext:value-type="float">
            <text:p>411979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93846" calcext:value-type="float">
            <text:p>493846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42119" calcext:value-type="float">
            <text:p>542119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40045" calcext:value-type="float">
            <text:p>540045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52101" calcext:value-type="float">
            <text:p>552101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42804" calcext:value-type="float">
            <text:p>54280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42798" calcext:value-type="float">
            <text:p>542798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40046" calcext:value-type="float">
            <text:p>540046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20017" calcext:value-type="float">
            <text:p>520017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93840" calcext:value-type="float">
            <text:p>493840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16757" calcext:value-type="float">
            <text:p>416757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11944" calcext:value-type="float">
            <text:p>41194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11943" calcext:value-type="float">
            <text:p>411943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11942" calcext:value-type="float">
            <text:p>411942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11724" calcext:value-type="float">
            <text:p>41172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09084" calcext:value-type="float">
            <text:p>40908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02940" calcext:value-type="float">
            <text:p>402940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15792" calcext:value-type="float">
            <text:p>415792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8945" calcext:value-type="float">
            <text:p>428945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47244" calcext:value-type="float">
            <text:p>547244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50170" calcext:value-type="float">
            <text:p>650170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31369" calcext:value-type="float">
            <text:p>531369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34724" calcext:value-type="float">
            <text:p>43472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59252" calcext:value-type="float">
            <text:p>459252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432284" calcext:value-type="float">
            <text:p>43228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432285" calcext:value-type="float">
            <text:p>432285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534264" calcext:value-type="float">
            <text:p>53426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511583" calcext:value-type="float">
            <text:p>511583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424935" calcext:value-type="float">
            <text:p>424935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423002" calcext:value-type="float">
            <text:p>423002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533796" calcext:value-type="float">
            <text:p>533796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417715" calcext:value-type="float">
            <text:p>417715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547234" calcext:value-type="float">
            <text:p>547234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434572" calcext:value-type="float">
            <text:p>434572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536180" calcext:value-type="float">
            <text:p>536180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25846" calcext:value-type="float">
            <text:p>425846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25847" calcext:value-type="float">
            <text:p>425847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22240" calcext:value-type="float">
            <text:p>522240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22241" calcext:value-type="float">
            <text:p>522241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41341" calcext:value-type="float">
            <text:p>441341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54301" calcext:value-type="float">
            <text:p>554301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979252" calcext:value-type="float">
            <text:p>979252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25848" calcext:value-type="float">
            <text:p>425848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58593" calcext:value-type="float">
            <text:p>558593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</table:table>
      <table:table table:name="Akbank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3" table:default-cell-style-name="Default"/>
        <table:table-row table:style-name="ro2">
          <table:table-cell office:value-type="string" calcext:value-type="string">
            <text:p>ÜRÜN ADI</text:p>
          </table:table-cell>
          <table:table-cell office:value-type="string" calcext:value-type="string">
            <text:p>BİREYSEL/TİCARİ</text:p>
          </table:table-cell>
          <table:table-cell office:value-type="string" calcext:value-type="string">
            <text:p>BIN</text:p>
          </table:table-cell>
          <table:table-cell/>
        </table:table-row>
        <table:table-row table:style-name="ro2">
          <table:table-cell office:value-type="string" calcext:value-type="string">
            <text:p>Axess Klasik MC </text:p>
          </table:table-cell>
          <table:table-cell office:value-type="string" calcext:value-type="string">
            <text:p>Bireysel</text:p>
          </table:table-cell>
          <table:table-cell office:value-type="float" office:value="55711300" calcext:value-type="float">
            <text:p>55711300</text:p>
          </table:table-cell>
          <table:table-cell/>
        </table:table-row>
        <table:table-row table:style-name="ro2">
          <table:table-cell office:value-type="string" calcext:value-type="string">
            <text:p>Axess Klasik MC </text:p>
          </table:table-cell>
          <table:table-cell office:value-type="string" calcext:value-type="string">
            <text:p>Bireysel</text:p>
          </table:table-cell>
          <table:table-cell office:value-type="float" office:value="55711340" calcext:value-type="float">
            <text:p>55711340</text:p>
          </table:table-cell>
          <table:table-cell/>
        </table:table-row>
        <table:table-row table:style-name="ro2">
          <table:table-cell office:value-type="string" calcext:value-type="string">
            <text:p>Axess </text:p>
          </table:table-cell>
          <table:table-cell office:value-type="string" calcext:value-type="string">
            <text:p>Bireysel</text:p>
          </table:table-cell>
          <table:table-cell office:value-type="float" office:value="55711310" calcext:value-type="float">
            <text:p>55711310</text:p>
          </table:table-cell>
          <table:table-cell/>
        </table:table-row>
        <table:table-row table:style-name="ro2">
          <table:table-cell office:value-type="string" calcext:value-type="string">
            <text:p>Axess </text:p>
          </table:table-cell>
          <table:table-cell office:value-type="string" calcext:value-type="string">
            <text:p>Bireysel</text:p>
          </table:table-cell>
          <table:table-cell office:value-type="float" office:value="55711370" calcext:value-type="float">
            <text:p>55711370</text:p>
          </table:table-cell>
          <table:table-cell/>
        </table:table-row>
        <table:table-row table:style-name="ro2">
          <table:table-cell office:value-type="string" calcext:value-type="string">
            <text:p>Exi 26 </text:p>
          </table:table-cell>
          <table:table-cell office:value-type="string" calcext:value-type="string">
            <text:p>Bireysel</text:p>
          </table:table-cell>
          <table:table-cell office:value-type="float" office:value="52093200" calcext:value-type="float">
            <text:p>52093200</text:p>
          </table:table-cell>
          <table:table-cell/>
        </table:table-row>
        <table:table-row table:style-name="ro2">
          <table:table-cell office:value-type="string" calcext:value-type="string">
            <text:p>Exi 26 </text:p>
          </table:table-cell>
          <table:table-cell office:value-type="string" calcext:value-type="string">
            <text:p>Bireysel</text:p>
          </table:table-cell>
          <table:table-cell office:value-type="float" office:value="52093250" calcext:value-type="float">
            <text:p>52093250</text:p>
          </table:table-cell>
          <table:table-cell/>
        </table:table-row>
        <table:table-row table:style-name="ro2">
          <table:table-cell office:value-type="string" calcext:value-type="string">
            <text:p>Free </text:p>
          </table:table-cell>
          <table:table-cell office:value-type="string" calcext:value-type="string">
            <text:p>Bireysel</text:p>
          </table:table-cell>
          <table:table-cell office:value-type="float" office:value="52093210" calcext:value-type="float">
            <text:p>52093210</text:p>
          </table:table-cell>
          <table:table-cell/>
        </table:table-row>
        <table:table-row table:style-name="ro2">
          <table:table-cell office:value-type="string" calcext:value-type="string">
            <text:p>Free </text:p>
          </table:table-cell>
          <table:table-cell office:value-type="string" calcext:value-type="string">
            <text:p>Bireysel</text:p>
          </table:table-cell>
          <table:table-cell office:value-type="float" office:value="52093270" calcext:value-type="float">
            <text:p>52093270</text:p>
          </table:table-cell>
          <table:table-cell/>
        </table:table-row>
        <table:table-row table:style-name="ro2">
          <table:table-cell office:value-type="string" calcext:value-type="string">
            <text:p>Axess Gold MC </text:p>
          </table:table-cell>
          <table:table-cell office:value-type="string" calcext:value-type="string">
            <text:p>Bireysel</text:p>
          </table:table-cell>
          <table:table-cell office:value-type="float" office:value="55782900" calcext:value-type="float">
            <text:p>55782900</text:p>
          </table:table-cell>
          <table:table-cell/>
        </table:table-row>
        <table:table-row table:style-name="ro2">
          <table:table-cell office:value-type="string" calcext:value-type="string">
            <text:p>Axess Gold MC </text:p>
          </table:table-cell>
          <table:table-cell office:value-type="string" calcext:value-type="string">
            <text:p>Bireysel</text:p>
          </table:table-cell>
          <table:table-cell office:value-type="float" office:value="55782920" calcext:value-type="float">
            <text:p>55782920</text:p>
          </table:table-cell>
          <table:table-cell/>
        </table:table-row>
        <table:table-row table:style-name="ro2">
          <table:table-cell office:value-type="string" calcext:value-type="string">
            <text:p>Axess Professional</text:p>
          </table:table-cell>
          <table:table-cell office:value-type="string" calcext:value-type="string">
            <text:p>Bireysel</text:p>
          </table:table-cell>
          <table:table-cell office:value-type="float" office:value="55782940" calcext:value-type="float">
            <text:p>55782940</text:p>
          </table:table-cell>
          <table:table-cell/>
        </table:table-row>
        <table:table-row table:style-name="ro2">
          <table:table-cell office:value-type="string" calcext:value-type="string">
            <text:p>Wings Basic MC </text:p>
          </table:table-cell>
          <table:table-cell office:value-type="string" calcext:value-type="string">
            <text:p>Bireysel</text:p>
          </table:table-cell>
          <table:table-cell office:value-type="float" office:value="51275400" calcext:value-type="float">
            <text:p>51275400</text:p>
          </table:table-cell>
          <table:table-cell/>
        </table:table-row>
        <table:table-row table:style-name="ro2">
          <table:table-cell office:value-type="string" calcext:value-type="string">
            <text:p>Wings Basic MC </text:p>
          </table:table-cell>
          <table:table-cell office:value-type="string" calcext:value-type="string">
            <text:p>Bireysel</text:p>
          </table:table-cell>
          <table:table-cell office:value-type="float" office:value="51275420" calcext:value-type="float">
            <text:p>51275420</text:p>
          </table:table-cell>
          <table:table-cell/>
        </table:table-row>
        <table:table-row table:style-name="ro2">
          <table:table-cell office:value-type="string" calcext:value-type="string">
            <text:p>Wings Professional</text:p>
          </table:table-cell>
          <table:table-cell office:value-type="string" calcext:value-type="string">
            <text:p>Bireysel</text:p>
          </table:table-cell>
          <table:table-cell office:value-type="float" office:value="51275440" calcext:value-type="float">
            <text:p>51275440</text:p>
          </table:table-cell>
          <table:table-cell/>
        </table:table-row>
        <table:table-row table:style-name="ro2">
          <table:table-cell office:value-type="string" calcext:value-type="string">
            <text:p>Axess Klasik Visa </text:p>
          </table:table-cell>
          <table:table-cell office:value-type="string" calcext:value-type="string">
            <text:p>Bireysel</text:p>
          </table:table-cell>
          <table:table-cell office:value-type="float" office:value="43550800" calcext:value-type="float">
            <text:p>43550800</text:p>
          </table:table-cell>
          <table:table-cell/>
        </table:table-row>
        <table:table-row table:style-name="ro2">
          <table:table-cell office:value-type="string" calcext:value-type="string">
            <text:p>Axess Klasik Visa </text:p>
          </table:table-cell>
          <table:table-cell office:value-type="string" calcext:value-type="string">
            <text:p>Bireysel</text:p>
          </table:table-cell>
          <table:table-cell office:value-type="float" office:value="43550840" calcext:value-type="float">
            <text:p>43550840</text:p>
          </table:table-cell>
          <table:table-cell/>
        </table:table-row>
        <table:table-row table:style-name="ro2">
          <table:table-cell office:value-type="string" calcext:value-type="string">
            <text:p>Axess Gold Visa </text:p>
          </table:table-cell>
          <table:table-cell office:value-type="string" calcext:value-type="string">
            <text:p>Bireysel</text:p>
          </table:table-cell>
          <table:table-cell office:value-type="float" office:value="43550900" calcext:value-type="float">
            <text:p>43550900</text:p>
          </table:table-cell>
          <table:table-cell/>
        </table:table-row>
        <table:table-row table:style-name="ro2">
          <table:table-cell office:value-type="string" calcext:value-type="string">
            <text:p>Axess Gold Visa </text:p>
          </table:table-cell>
          <table:table-cell office:value-type="string" calcext:value-type="string">
            <text:p>Bireysel</text:p>
          </table:table-cell>
          <table:table-cell office:value-type="float" office:value="43550920" calcext:value-type="float">
            <text:p>43550920</text:p>
          </table:table-cell>
          <table:table-cell/>
        </table:table-row>
        <table:table-row table:style-name="ro2">
          <table:table-cell office:value-type="string" calcext:value-type="string">
            <text:p>Wings Basic Visa </text:p>
          </table:table-cell>
          <table:table-cell office:value-type="string" calcext:value-type="string">
            <text:p>Bireysel</text:p>
          </table:table-cell>
          <table:table-cell office:value-type="float" office:value="43207100" calcext:value-type="float">
            <text:p>43207100</text:p>
          </table:table-cell>
          <table:table-cell/>
        </table:table-row>
        <table:table-row table:style-name="ro2">
          <table:table-cell office:value-type="string" calcext:value-type="string">
            <text:p>Wings Basic Visa </text:p>
          </table:table-cell>
          <table:table-cell office:value-type="string" calcext:value-type="string">
            <text:p>Bireysel</text:p>
          </table:table-cell>
          <table:table-cell office:value-type="float" office:value="43207120" calcext:value-type="float">
            <text:p>43207120</text:p>
          </table:table-cell>
          <table:table-cell/>
        </table:table-row>
        <table:table-row table:style-name="ro2">
          <table:table-cell office:value-type="string" calcext:value-type="string">
            <text:p>Axess Platinum MC </text:p>
          </table:table-cell>
          <table:table-cell office:value-type="string" calcext:value-type="string">
            <text:p>Bireysel</text:p>
          </table:table-cell>
          <table:table-cell office:value-type="float" office:value="52180700" calcext:value-type="float">
            <text:p>52180700</text:p>
          </table:table-cell>
          <table:table-cell/>
        </table:table-row>
        <table:table-row table:style-name="ro2">
          <table:table-cell office:value-type="string" calcext:value-type="string">
            <text:p>Axess Platinum MC </text:p>
          </table:table-cell>
          <table:table-cell office:value-type="string" calcext:value-type="string">
            <text:p>Bireysel</text:p>
          </table:table-cell>
          <table:table-cell office:value-type="float" office:value="52180710" calcext:value-type="float">
            <text:p>52180710</text:p>
          </table:table-cell>
          <table:table-cell/>
        </table:table-row>
        <table:table-row table:style-name="ro2">
          <table:table-cell office:value-type="string" calcext:value-type="string">
            <text:p>Wings Black MC </text:p>
          </table:table-cell>
          <table:table-cell office:value-type="string" calcext:value-type="string">
            <text:p>Bireysel</text:p>
          </table:table-cell>
          <table:table-cell office:value-type="float" office:value="52434700" calcext:value-type="float">
            <text:p>52434700</text:p>
          </table:table-cell>
          <table:table-cell/>
        </table:table-row>
        <table:table-row table:style-name="ro2">
          <table:table-cell office:value-type="string" calcext:value-type="string">
            <text:p>Wings Black MC </text:p>
          </table:table-cell>
          <table:table-cell office:value-type="string" calcext:value-type="string">
            <text:p>Bireysel</text:p>
          </table:table-cell>
          <table:table-cell office:value-type="float" office:value="52434710" calcext:value-type="float">
            <text:p>52434710</text:p>
          </table:table-cell>
          <table:table-cell/>
        </table:table-row>
        <table:table-row table:style-name="ro2">
          <table:table-cell office:value-type="string" calcext:value-type="string">
            <text:p>Axess Platinum Gold </text:p>
          </table:table-cell>
          <table:table-cell office:value-type="string" calcext:value-type="string">
            <text:p>Bireysel</text:p>
          </table:table-cell>
          <table:table-cell office:value-type="float" office:value="41325200" calcext:value-type="float">
            <text:p>41325200</text:p>
          </table:table-cell>
          <table:table-cell/>
        </table:table-row>
        <table:table-row table:style-name="ro2">
          <table:table-cell office:value-type="string" calcext:value-type="string">
            <text:p>Axess Platinum Gold </text:p>
          </table:table-cell>
          <table:table-cell office:value-type="string" calcext:value-type="string">
            <text:p>Bireysel</text:p>
          </table:table-cell>
          <table:table-cell office:value-type="float" office:value="41325210" calcext:value-type="float">
            <text:p>41325210</text:p>
          </table:table-cell>
          <table:table-cell/>
        </table:table-row>
        <table:table-row table:style-name="ro2">
          <table:table-cell office:value-type="string" calcext:value-type="string">
            <text:p>Wings Black Visa </text:p>
          </table:table-cell>
          <table:table-cell office:value-type="string" calcext:value-type="string">
            <text:p>Bireysel</text:p>
          </table:table-cell>
          <table:table-cell office:value-type="float" office:value="43207200" calcext:value-type="float">
            <text:p>43207200</text:p>
          </table:table-cell>
          <table:table-cell/>
        </table:table-row>
        <table:table-row table:style-name="ro2">
          <table:table-cell office:value-type="string" calcext:value-type="string">
            <text:p>Wings Black Visa </text:p>
          </table:table-cell>
          <table:table-cell office:value-type="string" calcext:value-type="string">
            <text:p>Bireysel</text:p>
          </table:table-cell>
          <table:table-cell office:value-type="float" office:value="43207210" calcext:value-type="float">
            <text:p>43207210</text:p>
          </table:table-cell>
          <table:table-cell/>
        </table:table-row>
        <table:table-row table:style-name="ro2">
          <table:table-cell office:value-type="string" calcext:value-type="string">
            <text:p>Axess Business MC Domestic</text:p>
          </table:table-cell>
          <table:table-cell office:value-type="string" calcext:value-type="string">
            <text:p>Ticari</text:p>
          </table:table-cell>
          <table:table-cell office:value-type="float" office:value="55260800" calcext:value-type="float">
            <text:p>55260800</text:p>
          </table:table-cell>
          <table:table-cell/>
        </table:table-row>
        <table:table-row table:style-name="ro2">
          <table:table-cell office:value-type="string" calcext:value-type="string">
            <text:p>Axess Business MC International</text:p>
          </table:table-cell>
          <table:table-cell office:value-type="string" calcext:value-type="string">
            <text:p>Ticari</text:p>
          </table:table-cell>
          <table:table-cell office:value-type="float" office:value="55260900" calcext:value-type="float">
            <text:p>55260900</text:p>
          </table:table-cell>
          <table:table-cell/>
        </table:table-row>
        <table:table-row table:style-name="ro2">
          <table:table-cell office:value-type="string" calcext:value-type="string">
            <text:p>Axess Business Visa</text:p>
          </table:table-cell>
          <table:table-cell office:value-type="string" calcext:value-type="string">
            <text:p>Ticari</text:p>
          </table:table-cell>
          <table:table-cell office:value-type="float" office:value="42566920" calcext:value-type="float">
            <text:p>42566920</text:p>
          </table:table-cell>
          <table:table-cell/>
        </table:table-row>
        <table:table-row table:style-name="ro2">
          <table:table-cell office:value-type="string" calcext:value-type="string">
            <text:p>Axess Business Visa</text:p>
          </table:table-cell>
          <table:table-cell office:value-type="string" calcext:value-type="string">
            <text:p>Ticari</text:p>
          </table:table-cell>
          <table:table-cell office:value-type="float" office:value="42566925" calcext:value-type="float">
            <text:p>42566925</text:p>
          </table:table-cell>
          <table:table-cell/>
        </table:table-row>
        <table:table-row table:style-name="ro2">
          <table:table-cell office:value-type="string" calcext:value-type="string">
            <text:p>Axess Business MC</text:p>
          </table:table-cell>
          <table:table-cell office:value-type="string" calcext:value-type="string">
            <text:p>Ticari</text:p>
          </table:table-cell>
          <table:table-cell office:value-type="float" office:value="55260980" calcext:value-type="float">
            <text:p>55260980</text:p>
          </table:table-cell>
          <table:table-cell/>
        </table:table-row>
        <table:table-row table:style-name="ro2">
          <table:table-cell office:value-type="string" calcext:value-type="string">
            <text:p>Wings Business MC</text:p>
          </table:table-cell>
          <table:table-cell office:value-type="string" calcext:value-type="string">
            <text:p>Ticari</text:p>
          </table:table-cell>
          <table:table-cell office:value-type="float" office:value="55305600" calcext:value-type="float">
            <text:p>55305600</text:p>
          </table:table-cell>
          <table:table-cell/>
        </table:table-row>
        <table:table-row table:style-name="ro2">
          <table:table-cell office:value-type="string" calcext:value-type="string">
            <text:p>Wings Business Visa</text:p>
          </table:table-cell>
          <table:table-cell office:value-type="string" calcext:value-type="string">
            <text:p>Ticari</text:p>
          </table:table-cell>
          <table:table-cell office:value-type="float" office:value="42566900" calcext:value-type="float">
            <text:p>42566900</text:p>
          </table:table-cell>
          <table:table-cell/>
        </table:table-row>
        <table:table-row table:style-name="ro2">
          <table:table-cell office:value-type="string" calcext:value-type="string">
            <text:p>Axess Kobi</text:p>
          </table:table-cell>
          <table:table-cell office:value-type="string" calcext:value-type="string">
            <text:p>Ticari</text:p>
          </table:table-cell>
          <table:table-cell office:value-type="float" office:value="42566970" calcext:value-type="float">
            <text:p>42566970</text:p>
          </table:table-cell>
          <table:table-cell/>
        </table:table-row>
        <table:table-row table:style-name="ro2">
          <table:table-cell office:value-type="string" calcext:value-type="string">
            <text:p>BankO Axess Business</text:p>
          </table:table-cell>
          <table:table-cell office:value-type="string" calcext:value-type="string">
            <text:p>Odea Visa Busines Ax</text:p>
          </table:table-cell>
          <table:table-cell office:value-type="float" office:value="468793" calcext:value-type="float">
            <text:p>468793</text:p>
          </table:table-cell>
          <table:table-cell/>
        </table:table-row>
        <table:table-row table:style-name="ro2">
          <table:table-cell office:value-type="string" calcext:value-type="string">
            <text:p>Borajet BankO Card Axess </text:p>
          </table:table-cell>
          <table:table-cell office:value-type="string" calcext:value-type="string">
            <text:p>Odea Axess Visa Gold</text:p>
          </table:table-cell>
          <table:table-cell office:value-type="float" office:value="469180" calcext:value-type="float">
            <text:p>469180</text:p>
          </table:table-cell>
          <table:table-cell/>
        </table:table-row>
        <table:table-row table:style-name="ro2">
          <table:table-cell office:value-type="string" calcext:value-type="string">
            <text:p>BankO Card Axess Visa Platinum <text:s/></text:p>
          </table:table-cell>
          <table:table-cell office:value-type="string" calcext:value-type="string">
            <text:p>Odea Axess Visa Plat</text:p>
          </table:table-cell>
          <table:table-cell office:value-type="float" office:value="469181" calcext:value-type="float">
            <text:p>469181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BankO Card Axess Visa Infınte <text:s/></text:p>
          </table:table-cell>
          <table:table-cell office:value-type="string" calcext:value-type="string">
            <text:p>Odea Axess Visa infi</text:p>
          </table:table-cell>
          <table:table-cell office:value-type="float" office:value="469182" calcext:value-type="float">
            <text:p>469182</text:p>
          </table:table-cell>
          <table:table-cell/>
        </table:table-row>
        <table:table-row table:style-name="ro2">
          <table:table-cell office:value-type="string" calcext:value-type="string">
            <text:p>BankO Card Axess Visa <text:s/></text:p>
          </table:table-cell>
          <table:table-cell office:value-type="string" calcext:value-type="string">
            <text:p>Odea Axess Visa Standart</text:p>
          </table:table-cell>
          <table:table-cell office:value-type="float" office:value="469183" calcext:value-type="float">
            <text:p>469183</text:p>
          </table:table-cell>
          <table:table-cell/>
        </table:table-row>
        <table:table-row table:style-name="ro2">
          <table:table-cell office:value-type="string" calcext:value-type="string">
            <text:p>BankO Card Axess Sanal Kart Mastercard</text:p>
          </table:table-cell>
          <table:table-cell office:value-type="string" calcext:value-type="string">
            <text:p>Odea MCAxessStandart</text:p>
          </table:table-cell>
          <table:table-cell office:value-type="float" office:value="522362" calcext:value-type="float">
            <text:p>52236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nında Kart-BankO Card Axess-1 Mastercard <text:s/></text:p>
          </table:table-cell>
          <table:table-cell office:value-type="string" calcext:value-type="string">
            <text:p>Odea MCAxessStandart</text:p>
          </table:table-cell>
          <table:table-cell office:value-type="float" office:value="524677" calcext:value-type="float">
            <text:p>524677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BankO Card Axess Gold Mastercard <text:s/></text:p>
          </table:table-cell>
          <table:table-cell office:value-type="string" calcext:value-type="string">
            <text:p>Odea MC Axess Gold</text:p>
          </table:table-cell>
          <table:table-cell office:value-type="float" office:value="526952" calcext:value-type="float">
            <text:p>52695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nında Kart-BankO Card Axess Platinum-1 Mastercard <text:s/></text:p>
          </table:table-cell>
          <table:table-cell office:value-type="string" calcext:value-type="string">
            <text:p>Odea MCAxess Platinum</text:p>
          </table:table-cell>
          <table:table-cell office:value-type="float" office:value="527369" calcext:value-type="float">
            <text:p>527369</text:p>
          </table:table-cell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$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3P0" style:volatile="true">
      <number:number number:decimal-places="2" number:min-decimal-places="2" number:min-integer-digits="1"/>
      <number:text> </number:text>
    </number:number-style>
    <number:number-style style:name="N143">
      <number:text>-</number:text>
      <number:number number:decimal-places="2" number:min-decimal-places="2" number:min-integer-digits="1"/>
      <number:text> </number:text>
      <style:map style:condition="value()&gt;=0" style:apply-style-name="N14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9">00.00.0000</text:date>, <text:time style:data-style-name="N2" text:time-value="17:34:08.457745621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9T17:42:42.895454190</dc:date>
    <meta:editing-duration>PT1H27M32S</meta:editing-duration>
    <meta:editing-cycles>42</meta:editing-cycles>
    <meta:generator>LibreOffice/7.0.4.2$Linux_X86_64 LibreOffice_project/00$Build-2</meta:generator>
    <meta:document-statistic meta:table-count="4" meta:cell-count="19060" meta:object-count="0"/>
  </office:meta>
</office:document-meta>
</file>